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number text:level="1" text:style-name="WW_CharLFO2LVL1" style:num-prefix="(" style:num-suffix=")" style:num-format="一, 十, 一百(繁), ...">
        <style:list-level-properties text:space-before="0.1972in" text:min-label-width="0.3333in" text:list-level-position-and-space-mode="label-alignment">
          <style:list-level-label-alignment text:label-followed-by="listtab" fo:margin-left="0.530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4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prefix="（" style:num-suffix="）" style:num-format="一, 十, 一百(繁), ...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bullet text:level="1" text:style-name="WW_CharLFO7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※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新細明體"/>
      </text:list-level-style-bullet>
      <text:list-level-style-bullet text:level="2" text:style-name="WW_CharLFO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※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標楷體"/>
      </text:list-level-style-bullet>
      <text:list-level-style-bullet text:level="2" text:style-name="WW_CharLFO9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fo:font-size="16pt" style:font-size-asian="16pt" style:font-size-complex="16pt"/>
    </style:style>
    <style:style style:name="P2" style:parent-style-name="內文" style:family="paragraph">
      <style:paragraph-properties style:text-autospace="none" fo:margin-bottom="0.125in" fo:line-height="0.3055in" fo:margin-left="-0.1965in" fo:margin-right="-0.4166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TableColumn4" style:family="table-column">
      <style:table-column-properties style:column-width="1.0798in"/>
    </style:style>
    <style:style style:name="TableColumn5" style:family="table-column">
      <style:table-column-properties style:column-width="5.059in"/>
    </style:style>
    <style:style style:name="TableColumn6" style:family="table-column">
      <style:table-column-properties style:column-width="0.6298in"/>
    </style:style>
    <style:style style:name="Table3" style:family="table">
      <style:table-properties style:width="6.7687in" fo:margin-left="0in" table:align="center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14" style:family="table-row">
      <style:table-row-properties style:min-row-height="0.0486in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內文" style:family="paragraph">
      <style:paragraph-properties style:text-autospace="none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21" style:family="table-row">
      <style:table-row-properties style:min-row-height="0.2812in"/>
    </style:style>
    <style:style style:name="P22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內文" style:family="paragraph">
      <style:paragraph-properties style:text-autospace="none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27" style:family="table-row">
      <style:table-row-properties style:min-row-height="0.3645in"/>
    </style:style>
    <style:style style:name="P28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內文" style:family="paragraph">
      <style:paragraph-properties style:text-autospace="none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33" style:family="table-row">
      <style:table-row-properties style:min-row-height="0.3645in"/>
    </style:style>
    <style:style style:name="P34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內文" style:family="paragraph">
      <style:paragraph-properties style:text-autospace="non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37" style:parent-style-name="內文" style:family="paragraph">
      <style:paragraph-properties style:text-autospace="none" fo:line-height="0.3055in"/>
    </style:style>
    <style:style style:name="T38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39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40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41" style:parent-style-name="預設段落字型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4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4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51" style:family="table-row">
      <style:table-row-properties style:min-row-height="0.3645in"/>
    </style:style>
    <style:style style:name="P52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內文" style:family="paragraph">
      <style:paragraph-properties style:text-autospace="none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57" style:family="table-row">
      <style:table-row-properties style:min-row-height="0.3645in"/>
    </style:style>
    <style:style style:name="P58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內文" style:family="paragraph">
      <style:paragraph-properties style:text-autospace="none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內文" style:family="paragraph">
      <style:paragraph-properties style:text-autospace="non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70" style:family="table-row">
      <style:table-row-properties/>
    </style:style>
    <style:style style:name="P71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內文" style:family="paragraph">
      <style:paragraph-properties style:text-autospace="non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76" style:family="table-row">
      <style:table-row-properties/>
    </style:style>
    <style:style style:name="P77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內文" style:family="paragraph">
      <style:paragraph-properties style:text-autospace="non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82" style:family="table-row">
      <style:table-row-properties/>
    </style:style>
    <style:style style:name="P83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內文" style:family="paragraph">
      <style:paragraph-properties style:text-autospace="non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text-autospace="none" fo:text-align="center" fo:margin-bottom="0.125in" fo:line-height="0.3055in"/>
    </style:style>
    <style:style style:name="T91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92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93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內文" style:family="paragraph">
      <style:paragraph-properties style:text-autospace="non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96" style:parent-style-name="內文" style:family="paragraph">
      <style:paragraph-properties style:text-autospace="non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內文" style:family="paragraph">
      <style:paragraph-properties style:text-autospace="none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P116" style:parent-style-name="內文" style:family="paragraph">
      <style:paragraph-properties fo:text-align="center" fo:margin-bottom="0.125in" fo:line-height="0.2777in" fo:margin-right="0.193in"/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  <style:style style:name="P117" style:parent-style-name="內文" style:family="paragraph">
      <style:paragraph-properties fo:margin-bottom="0.125in" fo:line-height="0.2777in" fo:margin-right="0.193in"/>
    </style:style>
    <style:style style:name="T11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2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22" style:parent-style-name="內文" style:family="paragraph">
      <style:paragraph-properties fo:line-height="0.2777in" fo:margin-right="0.193in"/>
    </style:style>
    <style:style style:name="T12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124" style:parent-style-name="預設段落字型" style:family="text">
      <style:text-properties style:font-name="標楷體" style:font-name-asian="標楷體" fo:color="#000000" fo:font-size="9pt" style:font-size-asian="9pt" style:font-size-complex="9pt"/>
    </style:style>
    <style:style style:name="TableColumn126" style:family="table-column">
      <style:table-column-properties style:column-width="0.3951in"/>
    </style:style>
    <style:style style:name="TableColumn127" style:family="table-column">
      <style:table-column-properties style:column-width="0.4923in"/>
    </style:style>
    <style:style style:name="TableColumn128" style:family="table-column">
      <style:table-column-properties style:column-width="0.3937in"/>
    </style:style>
    <style:style style:name="TableColumn129" style:family="table-column">
      <style:table-column-properties style:column-width="1.3777in"/>
    </style:style>
    <style:style style:name="TableColumn130" style:family="table-column">
      <style:table-column-properties style:column-width="1.575in"/>
    </style:style>
    <style:style style:name="TableColumn131" style:family="table-column">
      <style:table-column-properties style:column-width="1.1812in"/>
    </style:style>
    <style:style style:name="TableColumn132" style:family="table-column">
      <style:table-column-properties style:column-width="1.152in"/>
    </style:style>
    <style:style style:name="TableColumn133" style:family="table-column">
      <style:table-column-properties style:column-width="0.9138in"/>
    </style:style>
    <style:style style:name="Table125" style:family="table">
      <style:table-properties style:width="7.4812in" fo:margin-left="0in" table:align="center"/>
    </style:style>
    <style:style style:name="TableRow134" style:family="table-row">
      <style:table-row-properties style:min-row-height="0.2291in"/>
    </style:style>
    <style:style style:name="TableCell1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3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38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4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44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Row147" style:family="table-row">
      <style:table-row-properties style:min-row-height="0.2291in"/>
    </style:style>
    <style:style style:name="TableCell1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 style:line-height-at-least="0in"/>
    </style:style>
    <style:style style:name="T150" style:parent-style-name="預設段落字型" style:family="text">
      <style:text-properties style:font-name="標楷體" style:font-name-asian="標楷體" fo:color="#000000"/>
    </style:style>
    <style:style style:name="T151" style:parent-style-name="預設段落字型" style:family="text">
      <style:text-properties style:font-name="Wingdings" style:font-name-asian="Wingdings" style:font-name-complex="Wingdings" fo:color="#000000"/>
    </style:style>
    <style:style style:name="TableCell15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53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56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157" style:parent-style-name="內文" style:family="paragraph">
      <style:paragraph-properties fo:text-align="justify" style:line-height-at-least="0in"/>
      <style:text-properties style:font-name="標楷體" style:font-name-asian="標楷體" fo:color="#000000" fo:font-size="9pt" style:font-size-asian="9pt" style:font-size-complex="9pt"/>
    </style:style>
    <style:style style:name="TableCell1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16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61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1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164" style:family="table-row">
      <style:table-row-properties style:min-row-height="0.2291in"/>
    </style:style>
    <style:style style:name="P165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166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6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70" style:parent-style-name="內文" style:family="paragraph">
      <style:paragraph-properties style:line-height-at-least="0in"/>
      <style:text-properties style:font-name="標楷體" style:font-name-asian="標楷體" fo:color="#000000"/>
    </style:style>
    <style:style style:name="TableCell1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17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74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1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6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177" style:family="table-row">
      <style:table-row-properties style:min-row-height="0.2291in"/>
    </style:style>
    <style:style style:name="P178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179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8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83" style:parent-style-name="內文" style:family="paragraph">
      <style:paragraph-properties style:line-height-at-least="0in"/>
      <style:text-properties style:font-name="標楷體" style:font-name-asian="標楷體" fo:color="#000000"/>
    </style:style>
    <style:style style:name="TableCell1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18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87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1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190" style:family="table-row">
      <style:table-row-properties style:min-row-height="0.2291in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 style:line-height-at-least="0in"/>
    </style:style>
    <style:style style:name="T193" style:parent-style-name="預設段落字型" style:family="text">
      <style:text-properties style:font-name="標楷體" style:font-name-asian="標楷體"/>
    </style:style>
    <style:style style:name="TableCell19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195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7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198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199" style:parent-style-name="內文" style:family="paragraph">
      <style:paragraph-properties fo:text-align="justify" style:line-height-at-least="0in"/>
      <style:text-properties style:font-name="標楷體" style:font-name-asian="標楷體" fo:color="#000000" fo:font-size="9pt" style:font-size-asian="9pt" style:font-size-complex="9pt"/>
    </style:style>
    <style:style style:name="TableCell2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0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03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206" style:family="table-row">
      <style:table-row-properties style:min-row-height="0.2291in"/>
    </style:style>
    <style:style style:name="P207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208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1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12" style:parent-style-name="內文" style:family="paragraph">
      <style:paragraph-properties style:line-height-at-least="0in"/>
      <style:text-properties style:font-name="標楷體" style:font-name-asian="標楷體" style:font-weight-complex="bold" fo:color="#000000"/>
    </style:style>
    <style:style style:name="TableCell2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15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16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8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219" style:family="table-row">
      <style:table-row-properties style:min-row-height="0.2291in"/>
    </style:style>
    <style:style style:name="P220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221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2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25" style:parent-style-name="內文" style:family="paragraph">
      <style:paragraph-properties style:line-height-at-least="0in"/>
      <style:text-properties style:font-name="標楷體" style:font-name-asian="標楷體" style:font-weight-complex="bold" fo:color="#000000"/>
    </style:style>
    <style:style style:name="TableCell2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7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2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29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232" style:family="table-row">
      <style:table-row-properties style:min-row-height="0.2291in"/>
    </style:style>
    <style:style style:name="TableCell2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 style:line-height-at-least="0in"/>
    </style:style>
    <style:style style:name="T235" style:parent-style-name="預設段落字型" style:family="text">
      <style:text-properties style:font-name="標楷體" style:font-name-asian="標楷體"/>
    </style:style>
    <style:style style:name="TableCell23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37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40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241" style:parent-style-name="內文" style:family="paragraph">
      <style:paragraph-properties fo:text-align="justify" style:line-height-at-least="0in"/>
      <style:text-properties style:font-name="標楷體" style:font-name-asian="標楷體" fo:color="#000000" fo:font-size="9pt" style:font-size-asian="9pt" style:font-size-complex="9pt"/>
    </style:style>
    <style:style style:name="TableCell2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4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45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248" style:family="table-row">
      <style:table-row-properties style:min-row-height="0.2291in"/>
    </style:style>
    <style:style style:name="P249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250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2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5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54" style:parent-style-name="內文" style:family="paragraph">
      <style:paragraph-properties style:line-height-at-least="0in"/>
      <style:text-properties style:font-name="標楷體" style:font-name-asian="標楷體" style:font-weight-complex="bold" fo:color="#000000"/>
    </style:style>
    <style:style style:name="TableCell2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5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58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261" style:family="table-row">
      <style:table-row-properties style:min-row-height="0.2291in"/>
    </style:style>
    <style:style style:name="P262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263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5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6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67" style:parent-style-name="內文" style:family="paragraph">
      <style:paragraph-properties style:line-height-at-least="0in"/>
      <style:text-properties style:font-name="標楷體" style:font-name-asian="標楷體" style:font-weight-complex="bold" fo:color="#000000"/>
    </style:style>
    <style:style style:name="TableCell2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7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71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274" style:family="table-row">
      <style:table-row-properties style:min-row-height="0.2291in"/>
    </style:style>
    <style:style style:name="TableCell2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6" style:parent-style-name="內文" style:family="paragraph">
      <style:paragraph-properties fo:text-align="center" style:line-height-at-least="0in"/>
    </style:style>
    <style:style style:name="T277" style:parent-style-name="預設段落字型" style:family="text">
      <style:text-properties style:font-name="標楷體" style:font-name-asian="標楷體"/>
    </style:style>
    <style:style style:name="T278" style:parent-style-name="預設段落字型" style:family="text">
      <style:text-properties style:font-name="Wingdings" style:font-name-asian="Wingdings" style:font-name-complex="Wingdings" fo:color="#000000"/>
    </style:style>
    <style:style style:name="TableCell27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80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28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84" style:parent-style-name="內文" style:family="paragraph">
      <style:paragraph-properties style:line-height-at-least="0in" fo:margin-left="0.175in" fo:text-indent="-0.175in">
        <style:tab-stops/>
      </style:paragraph-properties>
    </style:style>
    <style:style style:name="T285" style:parent-style-name="預設段落字型" style:family="text">
      <style:text-properties style:font-name="標楷體" style:font-name-asian="標楷體"/>
    </style:style>
    <style:style style:name="T286" style:parent-style-name="預設段落字型" style:family="text">
      <style:text-properties style:font-name="標楷體" style:font-name-asian="標楷體" fo:color="#000000"/>
    </style:style>
    <style:style style:name="T287" style:parent-style-name="預設段落字型" style:family="text">
      <style:text-properties style:font-name="標楷體" style:font-name-asian="標楷體" fo:color="#000000"/>
    </style:style>
    <style:style style:name="T288" style:parent-style-name="預設段落字型" style:family="text">
      <style:text-properties style:font-name="標楷體" style:font-name-asian="標楷體" fo:color="#000000"/>
    </style:style>
    <style:style style:name="T289" style:parent-style-name="預設段落字型" style:family="text">
      <style:text-properties style:font-name="標楷體" style:font-name-asian="標楷體" fo:color="#000000"/>
    </style:style>
    <style:style style:name="T290" style:parent-style-name="預設段落字型" style:family="text">
      <style:text-properties style:font-name="標楷體" style:font-name-asian="標楷體" fo:color="#000000"/>
    </style:style>
    <style:style style:name="P291" style:parent-style-name="內文" style:family="paragraph">
      <style:paragraph-properties style:line-height-at-least="0in" fo:margin-left="0.175in" fo:text-indent="-0.175in">
        <style:tab-stops/>
      </style:paragraph-properties>
      <style:text-properties style:font-name="標楷體" style:font-name-asian="標楷體"/>
    </style:style>
    <style:style style:name="P292" style:parent-style-name="內文" style:family="paragraph">
      <style:paragraph-properties style:line-height-at-least="0in" fo:margin-left="0.175in" fo:text-indent="-0.175in">
        <style:tab-stops/>
      </style:paragraph-properties>
    </style:style>
    <style:style style:name="T293" style:parent-style-name="預設段落字型" style:family="text">
      <style:text-properties style:font-name="標楷體" style:font-name-asian="標楷體"/>
    </style:style>
    <style:style style:name="TableCell2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5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9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97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2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300" style:family="table-row">
      <style:table-row-properties style:min-row-height="0.0388in"/>
    </style:style>
    <style:style style:name="P301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302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4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05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06" style:parent-style-name="內文" style:family="paragraph">
      <style:paragraph-properties style:line-height-at-least="0in"/>
      <style:text-properties style:font-name="標楷體" style:font-name-asian="標楷體" fo:color="#000000"/>
    </style:style>
    <style:style style:name="TableCell3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0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10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313" style:family="table-row">
      <style:table-row-properties style:min-row-height="0.0388in"/>
    </style:style>
    <style:style style:name="P314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315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7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1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19" style:parent-style-name="內文" style:family="paragraph">
      <style:paragraph-properties style:line-height-at-least="0in"/>
      <style:text-properties style:font-name="標楷體" style:font-name-asian="標楷體" fo:color="#000000"/>
    </style:style>
    <style:style style:name="TableCell3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2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23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326" style:family="table-row">
      <style:table-row-properties style:min-row-height="0.0388in"/>
    </style:style>
    <style:style style:name="P327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328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0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3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32" style:parent-style-name="內文" style:family="paragraph">
      <style:paragraph-properties style:line-height-at-least="0in"/>
      <style:text-properties style:font-name="標楷體" style:font-name-asian="標楷體" fo:color="#000000"/>
    </style:style>
    <style:style style:name="TableCell3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4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35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36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339" style:family="table-row">
      <style:table-row-properties style:min-row-height="0.1784in"/>
    </style:style>
    <style:style style:name="P340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341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3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4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45" style:parent-style-name="內文" style:family="paragraph">
      <style:paragraph-properties style:line-height-at-least="0in"/>
      <style:text-properties style:font-name="標楷體" style:font-name-asian="標楷體" fo:color="#000000"/>
    </style:style>
    <style:style style:name="TableCell3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48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49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352" style:family="table-row">
      <style:table-row-properties style:min-row-height="0.2291in"/>
    </style:style>
    <style:style style:name="TableCell3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 style:line-height-at-least="0in"/>
    </style:style>
    <style:style style:name="T355" style:parent-style-name="預設段落字型" style:family="text">
      <style:text-properties style:font-name="標楷體" style:font-name-asian="標楷體" fo:color="#000000"/>
    </style:style>
    <style:style style:name="T356" style:parent-style-name="預設段落字型" style:family="text">
      <style:text-properties style:font-name="Wingdings" style:font-name-asian="Wingdings" style:font-name-complex="Wingdings" fo:color="#000000"/>
    </style:style>
    <style:style style:name="TableCell35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58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61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362" style:parent-style-name="內文" style:family="paragraph">
      <style:paragraph-properties fo:text-align="justify" style:line-height-at-least="0in" fo:margin-left="0.175in" fo:text-indent="-0.175in">
        <style:tab-stops/>
      </style:paragraph-properties>
      <style:text-properties style:font-name="標楷體" style:font-name-asian="標楷體" style:font-weight-complex="bold" fo:color="#000000"/>
    </style:style>
    <style:style style:name="TableCell363" style:family="table-cell">
      <style:table-cell-properties fo:border="0.0069in solid #000000" style:writing-mode="lr-tb" fo:padding-top="0in" fo:padding-left="0.0194in" fo:padding-bottom="0in" fo:padding-right="0.0194in"/>
    </style:style>
    <style:style style:name="P364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65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366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369" style:family="table-row">
      <style:table-row-properties style:min-row-height="0.2291in"/>
    </style:style>
    <style:style style:name="TableCell3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1" style:parent-style-name="內文" style:family="paragraph">
      <style:paragraph-properties fo:text-align="center" style:line-height-at-least="0in"/>
    </style:style>
    <style:style style:name="T372" style:parent-style-name="預設段落字型" style:family="text">
      <style:text-properties style:font-name="標楷體" style:font-name-asian="標楷體"/>
    </style:style>
    <style:style style:name="TableCell37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74" style:parent-style-name="內文" style:family="paragraph">
      <style:paragraph-properties fo:text-align="center" style:line-height-at-least="0in"/>
      <style:text-properties style:font-name="標楷體" style:font-name-asian="標楷體" fo:color="#000000" fo:font-size="11pt" style:font-size-asian="11pt" style:font-size-complex="11pt"/>
    </style:style>
    <style:style style:name="TableCell3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7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78" style:parent-style-name="內文" style:family="paragraph">
      <style:paragraph-properties style:line-height-at-least="0in"/>
      <style:text-properties style:font-name="標楷體" style:font-name-asian="標楷體" fo:color="#000000"/>
    </style:style>
    <style:style style:name="TableCell3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81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82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4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385" style:family="table-row">
      <style:table-row-properties style:min-row-height="0.2291in"/>
    </style:style>
    <style:style style:name="P386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387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39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91" style:parent-style-name="內文" style:family="paragraph">
      <style:paragraph-properties style:line-height-at-least="0in"/>
      <style:text-properties style:font-name="標楷體" style:font-name-asian="標楷體" fo:color="#000000"/>
    </style:style>
    <style:style style:name="TableCell3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3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9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95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3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398" style:family="table-row">
      <style:table-row-properties style:min-row-height="0.2291in"/>
    </style:style>
    <style:style style:name="P399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P400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4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403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04" style:parent-style-name="內文" style:family="paragraph">
      <style:paragraph-properties style:line-height-at-least="0in"/>
      <style:text-properties style:font-name="標楷體" style:font-name-asian="標楷體" fo:color="#000000"/>
    </style:style>
    <style:style style:name="TableCell4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6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40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08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4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411" style:family="table-row">
      <style:table-row-properties style:min-row-height="0.2604in"/>
    </style:style>
    <style:style style:name="TableCell4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414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15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41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17" style:parent-style-name="內文" style:family="paragraph">
      <style:paragraph-properties style:line-height-at-least="0in"/>
      <style:text-properties style:font-name="標楷體" style:font-name-asian="標楷體" fo:color="#000000"/>
    </style:style>
    <style:style style:name="TableCell4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420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21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Cell4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424" style:family="table-row">
      <style:table-row-properties style:min-row-height="0.2291in"/>
    </style:style>
    <style:style style:name="TableCell4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center" style:line-height-at-least="0in"/>
      <style:text-properties style:font-name="標楷體" style:font-name-asian="標楷體" fo:color="#000000"/>
    </style:style>
    <style:style style:name="TableCell427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28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P429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P430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431" style:family="table-row">
      <style:table-row-properties style:min-row-height="0.3034in"/>
    </style:style>
    <style:style style:name="TableCell4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 style:line-height-at-least="0in"/>
    </style:style>
    <style:style style:name="T434" style:parent-style-name="預設段落字型" style:family="text">
      <style:text-properties style:font-name="標楷體" style:font-name-asian="標楷體"/>
    </style:style>
    <style:style style:name="T435" style:parent-style-name="預設段落字型" style:family="text">
      <style:text-properties style:font-name="標楷體" style:font-name-asian="標楷體"/>
    </style:style>
    <style:style style:name="TableCell43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37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P438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P439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P440" style:parent-style-name="內文" style:family="paragraph">
      <style:paragraph-properties fo:text-align="justify" style:line-height-at-least="0in"/>
      <style:text-properties style:font-name="標楷體" style:font-name-asian="標楷體" fo:color="#000000"/>
    </style:style>
    <style:style style:name="TableRow441" style:family="table-row">
      <style:table-row-properties style:min-row-height="0.2743in"/>
    </style:style>
    <style:style style:name="TableCell4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4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446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47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4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Row450" style:family="table-row">
      <style:table-row-properties style:min-row-height="0.4006in"/>
    </style:style>
    <style:style style:name="TableCell4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4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4" style:parent-style-name="內文" style:family="paragraph">
      <style:paragraph-properties fo:text-align="center" style:line-height-at-least="0in"/>
      <style:text-properties style:font-name="標楷體" style:font-name-asian="標楷體"/>
    </style:style>
    <style:style style:name="TableCell455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456" style:parent-style-name="內文" style:family="paragraph">
      <style:paragraph-properties fo:text-align="center" style:line-height-at-least="0in" fo:margin-left="0.1284in">
        <style:tab-stops/>
      </style:paragraph-properties>
      <style:text-properties style:font-name="標楷體" style:font-name-asian="標楷體"/>
    </style:style>
    <style:style style:name="P457" style:parent-style-name="內文" style:family="paragraph">
      <style:text-properties style:font-name="標楷體" style:font-name-asian="標楷體"/>
    </style:style>
    <style:style style:name="TableCell4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fo:text-align="end" style:line-height-at-least="0in" fo:margin-left="0.1284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P460" style:parent-style-name="內文" style:family="paragraph">
      <style:paragraph-properties style:text-autospace="none"/>
      <style:text-properties style:font-name="標楷體" style:font-name-asian="標楷體"/>
    </style:style>
    <style:style style:name="P461" style:parent-style-name="內文" style:family="paragraph">
      <style:paragraph-properties fo:text-align="center"/>
      <style:text-properties style:font-name="標楷體" style:font-name-asian="標楷體" style:font-name-complex="Times New Roman" fo:font-size="20pt" style:font-size-asian="20pt" style:font-size-complex="20pt"/>
    </style:style>
    <style:style style:name="P462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6pt" style:font-size-asian="16pt" style:font-size-complex="16pt"/>
    </style:style>
    <style:style style:name="P463" style:parent-style-name="內文" style:family="paragraph">
      <style:paragraph-properties fo:widows="2" fo:orphans="2" fo:text-align="center"/>
    </style:style>
    <style:style style:name="T46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6pt" style:font-size-asian="16pt" style:font-size-complex="16pt"/>
    </style:style>
    <style:style style:name="T46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6pt" style:font-size-asian="16pt" style:font-size-complex="16pt"/>
    </style:style>
    <style:style style:name="T466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false" fo:font-size="16pt" style:font-size-asian="16pt" style:font-size-complex="16pt"/>
    </style:style>
    <style:style style:name="T467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false" fo:font-size="16pt" style:font-size-asian="16pt" style:font-size-complex="16pt"/>
    </style:style>
    <style:style style:name="P468" style:parent-style-name="內文" style:family="paragraph">
      <style:paragraph-properties style:text-autospace="none" fo:margin-bottom="0.125in" fo:line-height="0.3055in" fo:margin-left="-0.1965in" fo:margin-right="-0.4166in">
        <style:tab-stops/>
      </style:paragraph-properties>
      <style:text-properties style:font-name="Times New Roman" style:font-name-asian="標楷體" style:font-name-complex="Times New Roman" fo:font-size="14pt" style:font-size-asian="14pt" style:font-size-complex="14pt"/>
    </style:style>
    <style:style style:name="TableColumn470" style:family="table-column">
      <style:table-column-properties style:column-width="1.0798in"/>
    </style:style>
    <style:style style:name="TableColumn471" style:family="table-column">
      <style:table-column-properties style:column-width="4.6263in"/>
    </style:style>
    <style:style style:name="TableColumn472" style:family="table-column">
      <style:table-column-properties style:column-width="1.0625in"/>
    </style:style>
    <style:style style:name="Table469" style:family="table">
      <style:table-properties style:width="6.7687in" fo:margin-left="0in" table:align="center"/>
    </style:style>
    <style:style style:name="TableRow473" style:family="table-row">
      <style:table-row-properties style:min-row-height="0.2437in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style:text-autospace="none" fo:text-align="center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text-autospace="none" fo:text-align="center" fo:line-height="0.3055in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Row478" style:family="table-row">
      <style:table-row-properties style:min-row-height="0.0486in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483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Row486" style:family="table-row">
      <style:table-row-properties style:min-row-height="0.2812in"/>
    </style:style>
    <style:style style:name="P487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490" style:parent-style-name="內文" style:family="paragraph">
      <style:paragraph-properties style:text-autospace="none" style:snap-to-layout-grid="false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Row493" style:family="table-row">
      <style:table-row-properties style:min-row-height="0.9812in"/>
    </style:style>
    <style:style style:name="P494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497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498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499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00" style:parent-style-name="內文" style:family="paragraph">
      <style:paragraph-properties style:text-autospace="none" style:snap-to-layout-grid="false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03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Row504" style:family="table-row">
      <style:table-row-properties style:min-row-height="0.9812in"/>
    </style:style>
    <style:style style:name="P505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P506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09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Row510" style:family="table-row">
      <style:table-row-properties style:min-row-height="0.3645in"/>
    </style:style>
    <style:style style:name="P511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14" style:parent-style-name="內文" style:family="paragraph">
      <style:paragraph-properties style:text-autospace="none" style:snap-to-layout-grid="false" fo:line-height="0.3055in"/>
    </style:style>
    <style:style style:name="T515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516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517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518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519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520" style:parent-style-name="預設段落字型" style:family="text"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21" style:parent-style-name="內文" style:family="paragraph">
      <style:paragraph-properties style:text-autospace="none" style:snap-to-layout-grid="false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Row524" style:family="table-row">
      <style:table-row-properties style:min-row-height="0.3645in"/>
    </style:style>
    <style:style style:name="P525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28" style:parent-style-name="內文" style:family="paragraph">
      <style:paragraph-properties style:text-autospace="none" style:snap-to-layout-grid="false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Row531" style:family="table-row">
      <style:table-row-properties style:min-row-height="0.884in"/>
    </style:style>
    <style:style style:name="P532" style:parent-style-name="內文" style:family="paragraph">
      <style:paragraph-properties fo:widows="2" fo:orphans="2"/>
      <style:text-properties style:font-name="Times New Roman" style:font-name-asian="標楷體" style:font-name-complex="Times New Roman" fo:font-weight="bold" style:font-weight-asian="bold" style:letter-kerning="false" fo:font-size="14pt" style:font-size-asian="14pt" style:font-size-complex="14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35" style:parent-style-name="內文" style:family="paragraph">
      <style:paragraph-properties style:text-autospace="none" style:snap-to-layout-grid="false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43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Row546" style:family="table-row">
      <style:table-row-properties/>
    </style:style>
    <style:style style:name="P547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50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Row553" style:family="table-row">
      <style:table-row-properties/>
    </style:style>
    <style:style style:name="P554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57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58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Row561" style:family="table-row">
      <style:table-row-properties/>
    </style:style>
    <style:style style:name="P562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65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66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67" style:parent-style-name="內文" style:family="paragraph">
      <style:paragraph-properties style:text-autospace="none" style:snap-to-layout-grid="false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內文" style:family="paragraph">
      <style:paragraph-properties style:text-autospace="none" fo:text-align="center" fo:margin-bottom="0.125in" fo:line-height="0.3055in"/>
      <style:text-properties style:font-name="Times New Roman" style:font-name-asian="標楷體" style:font-name-complex="Times New Roman" style:letter-kerning="false" fo:font-size="14pt" style:font-size-asian="14pt" style:font-size-complex="14pt"/>
    </style:style>
    <style:style style:name="P570" style:parent-style-name="內文" style:family="paragraph">
      <style:paragraph-properties fo:widows="2" fo:orphans="2"/>
      <style:text-properties style:font-name="Times New Roman" style:font-name-asian="標楷體" style:font-name-complex="Times New Roman" style:letter-kerning="false" fo:font-size="14pt" style:font-size-asian="14pt" style:font-size-complex="16pt"/>
    </style:style>
    <style:style style:name="P571" style:parent-style-name="內文" style:family="paragraph">
      <style:paragraph-properties fo:widows="2" fo:orphans="2" fo:break-before="page"/>
      <style:text-properties style:font-name="Times New Roman" style:font-name-asian="標楷體" style:font-name-complex="Times New Roman" fo:font-weight="bold" style:font-weight-asian="bold" style:letter-kerning="false" fo:font-size="16pt" style:font-size-asian="16pt" style:font-size-complex="16pt"/>
    </style:style>
    <style:style style:name="P572" style:parent-style-name="內文" style:family="paragraph">
      <style:paragraph-properties fo:text-align="center"/>
    </style:style>
    <style:style style:name="T57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6pt" style:font-size-asian="16pt" style:font-size-complex="16pt"/>
    </style:style>
    <style:style style:name="T57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6pt" style:font-size-asian="16pt" style:font-size-complex="16pt"/>
    </style:style>
    <style:style style:name="T575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false" fo:font-size="16pt" style:font-size-asian="16pt" style:font-size-complex="16pt"/>
    </style:style>
    <style:style style:name="T576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false" fo:font-size="16pt" style:font-size-asian="16pt" style:font-size-complex="16pt"/>
    </style:style>
    <style:style style:name="TableColumn578" style:family="table-column">
      <style:table-column-properties style:column-width="0.3006in"/>
    </style:style>
    <style:style style:name="TableColumn579" style:family="table-column">
      <style:table-column-properties style:column-width="1.1576in"/>
    </style:style>
    <style:style style:name="TableColumn580" style:family="table-column">
      <style:table-column-properties style:column-width="0.8979in"/>
    </style:style>
    <style:style style:name="TableColumn581" style:family="table-column">
      <style:table-column-properties style:column-width="1.2687in"/>
    </style:style>
    <style:style style:name="TableColumn582" style:family="table-column">
      <style:table-column-properties style:column-width="0.6888in"/>
    </style:style>
    <style:style style:name="TableColumn583" style:family="table-column">
      <style:table-column-properties style:column-width="1.2937in"/>
    </style:style>
    <style:style style:name="TableColumn584" style:family="table-column">
      <style:table-column-properties style:column-width="1.1812in"/>
    </style:style>
    <style:style style:name="Table577" style:family="table">
      <style:table-properties style:width="6.7888in" fo:margin-left="0in" table:align="left"/>
    </style:style>
    <style:style style:name="TableRow585" style:family="table-row">
      <style:table-row-properties/>
    </style:style>
    <style:style style:name="TableCell586" style:family="table-cell">
      <style:table-cell-properties fo:border-top="0.0312in solid #000000" fo:border-left="0.0312in solid #000000" fo:border-bottom="0.0104in solid #000000" fo:border-right="0.0312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fo:text-align="center" style:line-height-at-least="0in"/>
    </style:style>
    <style:style style:name="T588" style:parent-style-name="預設段落字型" style:family="text">
      <style:text-properties style:font-name="標楷體" style:font-name-asian="標楷體"/>
    </style:style>
    <style:style style:name="TableCell589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75in" fo:padding-bottom="0in" fo:padding-right="0.075in"/>
    </style:style>
    <style:style style:name="P590" style:parent-style-name="內文" style:family="paragraph">
      <style:paragraph-properties fo:text-align="center" style:line-height-at-least="0in"/>
    </style:style>
    <style:style style:name="T591" style:parent-style-name="預設段落字型" style:family="text">
      <style:text-properties style:font-name="標楷體" style:font-name-asian="標楷體"/>
    </style:style>
    <style:style style:name="TableRow592" style:family="table-row">
      <style:table-row-properties/>
    </style:style>
    <style:style style:name="TableCell593" style:family="table-cell">
      <style:table-cell-properties fo:border-top="0.0104in solid #000000" fo:border-left="0.0312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fo:text-align="center" style:line-height-at-least="0in"/>
    </style:style>
    <style:style style:name="T595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false" fo:font-size="16pt" style:font-size-asian="16pt" style:font-size-complex="16pt"/>
    </style:style>
    <style:style style:name="TableCell596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598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600" style:family="table-cell">
      <style:table-cell-properties fo:border-top="0.0104in solid #000000" fo:border-left="0.0069in solid #000000" fo:border-bottom="0.0104in solid #000000" fo:border-right="0.0312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60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P604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P605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P606" style:parent-style-name="內文" style:family="paragraph">
      <style:paragraph-properties style:line-height-at-least="0in"/>
      <style:text-properties style:font-name="標楷體" style:font-name-asian="標楷體" fo:font-size="14pt" style:font-size-asian="14pt" style:font-size-complex="14pt"/>
    </style:style>
    <style:style style:name="TableRow607" style:family="table-row">
      <style:table-row-properties/>
    </style:style>
    <style:style style:name="TableCell608" style:family="table-cell">
      <style:table-cell-properties fo:border-top="0.0104in solid #000000" fo:border-left="0.0312in solid #000000" fo:border-bottom="0.0104in solid #000000" fo:border-right="0.0069in solid #000000" style:writing-mode="lr-tb" style:vertical-align="middle" fo:padding-top="0in" fo:padding-left="0.0395in" fo:padding-bottom="0in" fo:padding-right="0.0395in"/>
    </style:style>
    <style:style style:name="P609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610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612" style:family="table-cell">
      <style:table-cell-properties fo:border="0.0104in solid #000000" style:writing-mode="lr-tb" style:vertical-align="middle" fo:padding-top="0in" fo:padding-left="0.0395in" fo:padding-bottom="0in" fo:padding-right="0.0395in"/>
    </style:style>
    <style:style style:name="P613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614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395in" fo:padding-bottom="0in" fo:padding-right="0.0395in"/>
    </style:style>
    <style:style style:name="P615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616" style:family="table-cell">
      <style:table-cell-properties fo:border-top="0.0104in solid #000000" fo:border-left="0.0069in solid #000000" fo:border-bottom="0.0104in solid #000000" fo:border-right="0.0069in solid #000000" style:writing-mode="lr-tb" style:vertical-align="middle" fo:padding-top="0in" fo:padding-left="0.0395in" fo:padding-bottom="0in" fo:padding-right="0.0395in"/>
    </style:style>
    <style:style style:name="P617" style:parent-style-name="內文" style:family="paragraph">
      <style:paragraph-properties fo:text-align="center" style:line-height-at-least="0in"/>
    </style:style>
    <style:style style:name="T6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1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ell620" style:family="table-cell">
      <style:table-cell-properties fo:border-top="0.0104in solid #000000" fo:border-left="0.0069in solid #000000" fo:border-bottom="0.0104in solid #000000" fo:border-right="0.0312in solid #000000" style:writing-mode="lr-tb" style:vertical-align="middle" fo:padding-top="0in" fo:padding-left="0.0395in" fo:padding-bottom="0in" fo:padding-right="0.0395in"/>
    </style:style>
    <style:style style:name="P621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P622" style:parent-style-name="內文" style:family="paragraph">
      <style:paragraph-properties fo:text-align="center" style:line-height-at-least="0in"/>
      <style:text-properties style:font-name="標楷體" style:font-name-asian="標楷體" fo:font-size="14pt" style:font-size-asian="14pt" style:font-size-complex="14pt"/>
    </style:style>
    <style:style style:name="TableCell62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395in" fo:padding-bottom="0in" fo:padding-right="0.0395in"/>
    </style:style>
    <style:style style:name="P624" style:parent-style-name="內文" style:family="paragraph">
      <style:paragraph-properties fo:text-align="center" style:line-height-at-least="0in"/>
    </style:style>
    <style:style style:name="T6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2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Row627" style:family="table-row">
      <style:table-row-properties/>
    </style:style>
    <style:style style:name="TableCell628" style:family="table-cell">
      <style:table-cell-properties fo:border-top="0.0104in solid #000000" fo:border-left="0.0312in solid #000000" fo:border-bottom="0.0104in solid #000000" fo:border-right="0.0069in solid #000000" style:writing-mode="lr-tb" fo:padding-top="0in" fo:padding-left="0.075in" fo:padding-bottom="0in" fo:padding-right="0.075in"/>
    </style:style>
    <style:style style:name="P629" style:parent-style-name="內文" style:family="paragraph">
      <style:paragraph-properties fo:text-align="center"/>
      <style:text-properties style:font-name="Times New Roman" style:font-name-asian="標楷體" style:font-name-complex="Times New Roman" fo:font-size="16pt" style:font-size-asian="16pt" style:font-size-complex="16pt"/>
    </style:style>
    <style:style style:name="TableCell630" style:family="table-cell">
      <style:table-cell-properties fo:border-top="0.0104in solid #000000" fo:border-left="0.0069in solid #000000" fo:border-bottom="0.0104in solid #000000" fo:border-right="0.0104in solid #000000" style:writing-mode="lr-tb" fo:padding-top="0in" fo:padding-left="0.075in" fo:padding-bottom="0in" fo:padding-right="0.075in"/>
    </style:style>
    <style:style style:name="P631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32" style:family="table-cell">
      <style:table-cell-properties fo:border="0.0104in solid #000000" style:writing-mode="lr-tb" fo:padding-top="0in" fo:padding-left="0.075in" fo:padding-bottom="0in" fo:padding-right="0.075in"/>
    </style:style>
    <style:style style:name="P633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34" style:family="table-cell">
      <style:table-cell-properties fo:border="0.0104in solid #000000" style:writing-mode="lr-tb" fo:padding-top="0in" fo:padding-left="0.075in" fo:padding-bottom="0in" fo:padding-right="0.075in"/>
    </style:style>
    <style:style style:name="P635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36" style:family="table-cell">
      <style:table-cell-properties fo:border="0.0104in solid #000000" style:writing-mode="lr-tb" fo:padding-top="0in" fo:padding-left="0.075in" fo:padding-bottom="0in" fo:padding-right="0.075in"/>
    </style:style>
    <style:style style:name="P637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38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75in" fo:padding-bottom="0in" fo:padding-right="0.075in"/>
    </style:style>
    <style:style style:name="P639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40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641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Row642" style:family="table-row">
      <style:table-row-properties/>
    </style:style>
    <style:style style:name="TableCell643" style:family="table-cell">
      <style:table-cell-properties fo:border-top="0.0104in solid #000000" fo:border-left="0.0312in solid #000000" fo:border-bottom="0.0104in solid #000000" fo:border-right="0.0069in solid #000000" style:writing-mode="lr-tb" fo:padding-top="0in" fo:padding-left="0.075in" fo:padding-bottom="0in" fo:padding-right="0.075in"/>
    </style:style>
    <style:style style:name="P644" style:parent-style-name="內文" style:family="paragraph">
      <style:paragraph-properties fo:text-align="center"/>
      <style:text-properties style:font-name="Times New Roman" style:font-name-asian="標楷體" style:font-name-complex="Times New Roman" fo:font-size="16pt" style:font-size-asian="16pt" style:font-size-complex="16pt"/>
    </style:style>
    <style:style style:name="TableCell645" style:family="table-cell">
      <style:table-cell-properties fo:border-top="0.0104in solid #000000" fo:border-left="0.0069in solid #000000" fo:border-bottom="0.0104in solid #000000" fo:border-right="0.0104in solid #000000" style:writing-mode="lr-tb" fo:padding-top="0in" fo:padding-left="0.075in" fo:padding-bottom="0in" fo:padding-right="0.075in"/>
    </style:style>
    <style:style style:name="P646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47" style:family="table-cell">
      <style:table-cell-properties fo:border="0.0104in solid #000000" style:writing-mode="lr-tb" fo:padding-top="0in" fo:padding-left="0.075in" fo:padding-bottom="0in" fo:padding-right="0.075in"/>
    </style:style>
    <style:style style:name="P648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49" style:family="table-cell">
      <style:table-cell-properties fo:border="0.0104in solid #000000" style:writing-mode="lr-tb" fo:padding-top="0in" fo:padding-left="0.075in" fo:padding-bottom="0in" fo:padding-right="0.075in"/>
    </style:style>
    <style:style style:name="P650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51" style:family="table-cell">
      <style:table-cell-properties fo:border="0.0104in solid #000000" style:writing-mode="lr-tb" fo:padding-top="0in" fo:padding-left="0.075in" fo:padding-bottom="0in" fo:padding-right="0.075in"/>
    </style:style>
    <style:style style:name="P652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53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75in" fo:padding-bottom="0in" fo:padding-right="0.075in"/>
    </style:style>
    <style:style style:name="P654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55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656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Row657" style:family="table-row">
      <style:table-row-properties/>
    </style:style>
    <style:style style:name="TableCell658" style:family="table-cell">
      <style:table-cell-properties fo:border-top="0.0104in solid #000000" fo:border-left="0.0312in solid #000000" fo:border-bottom="0.0104in solid #000000" fo:border-right="0.0069in solid #000000" style:writing-mode="lr-tb" fo:padding-top="0in" fo:padding-left="0.075in" fo:padding-bottom="0in" fo:padding-right="0.075in"/>
    </style:style>
    <style:style style:name="P659" style:parent-style-name="內文" style:family="paragraph">
      <style:paragraph-properties fo:text-align="center"/>
      <style:text-properties style:font-name="Times New Roman" style:font-name-asian="標楷體" style:font-name-complex="Times New Roman" fo:font-size="16pt" style:font-size-asian="16pt" style:font-size-complex="16pt"/>
    </style:style>
    <style:style style:name="TableCell660" style:family="table-cell">
      <style:table-cell-properties fo:border-top="0.0104in solid #000000" fo:border-left="0.0069in solid #000000" fo:border-bottom="0.0104in solid #000000" fo:border-right="0.0104in solid #000000" style:writing-mode="lr-tb" fo:padding-top="0in" fo:padding-left="0.075in" fo:padding-bottom="0in" fo:padding-right="0.075in"/>
    </style:style>
    <style:style style:name="P661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62" style:family="table-cell">
      <style:table-cell-properties fo:border="0.0104in solid #000000" style:writing-mode="lr-tb" fo:padding-top="0in" fo:padding-left="0.075in" fo:padding-bottom="0in" fo:padding-right="0.075in"/>
    </style:style>
    <style:style style:name="P663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64" style:family="table-cell">
      <style:table-cell-properties fo:border="0.0104in solid #000000" style:writing-mode="lr-tb" fo:padding-top="0in" fo:padding-left="0.075in" fo:padding-bottom="0in" fo:padding-right="0.075in"/>
    </style:style>
    <style:style style:name="P665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66" style:family="table-cell">
      <style:table-cell-properties fo:border="0.0104in solid #000000" style:writing-mode="lr-tb" fo:padding-top="0in" fo:padding-left="0.075in" fo:padding-bottom="0in" fo:padding-right="0.075in"/>
    </style:style>
    <style:style style:name="P667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68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75in" fo:padding-bottom="0in" fo:padding-right="0.075in"/>
    </style:style>
    <style:style style:name="P669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70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671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Row672" style:family="table-row">
      <style:table-row-properties/>
    </style:style>
    <style:style style:name="TableCell673" style:family="table-cell">
      <style:table-cell-properties fo:border-top="0.0104in solid #000000" fo:border-left="0.0312in solid #000000" fo:border-bottom="0.0104in solid #000000" fo:border-right="0.0069in solid #000000" style:writing-mode="lr-tb" fo:padding-top="0in" fo:padding-left="0.075in" fo:padding-bottom="0in" fo:padding-right="0.075in"/>
    </style:style>
    <style:style style:name="P674" style:parent-style-name="內文" style:family="paragraph">
      <style:paragraph-properties fo:text-align="center"/>
      <style:text-properties style:font-name="Times New Roman" style:font-name-asian="標楷體" style:font-name-complex="Times New Roman" fo:font-size="16pt" style:font-size-asian="16pt" style:font-size-complex="16pt"/>
    </style:style>
    <style:style style:name="TableCell675" style:family="table-cell">
      <style:table-cell-properties fo:border-top="0.0104in solid #000000" fo:border-left="0.0069in solid #000000" fo:border-bottom="0.0104in solid #000000" fo:border-right="0.0104in solid #000000" style:writing-mode="lr-tb" fo:padding-top="0in" fo:padding-left="0.075in" fo:padding-bottom="0in" fo:padding-right="0.075in"/>
    </style:style>
    <style:style style:name="P676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77" style:family="table-cell">
      <style:table-cell-properties fo:border="0.0104in solid #000000" style:writing-mode="lr-tb" fo:padding-top="0in" fo:padding-left="0.075in" fo:padding-bottom="0in" fo:padding-right="0.075in"/>
    </style:style>
    <style:style style:name="P678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79" style:family="table-cell">
      <style:table-cell-properties fo:border="0.0104in solid #000000" style:writing-mode="lr-tb" fo:padding-top="0in" fo:padding-left="0.075in" fo:padding-bottom="0in" fo:padding-right="0.075in"/>
    </style:style>
    <style:style style:name="P680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81" style:family="table-cell">
      <style:table-cell-properties fo:border="0.0104in solid #000000" style:writing-mode="lr-tb" fo:padding-top="0in" fo:padding-left="0.075in" fo:padding-bottom="0in" fo:padding-right="0.075in"/>
    </style:style>
    <style:style style:name="P682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83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75in" fo:padding-bottom="0in" fo:padding-right="0.075in"/>
    </style:style>
    <style:style style:name="P684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85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686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Row687" style:family="table-row">
      <style:table-row-properties/>
    </style:style>
    <style:style style:name="TableCell688" style:family="table-cell">
      <style:table-cell-properties fo:border-top="0.0104in solid #000000" fo:border-left="0.0312in solid #000000" fo:border-bottom="0.0104in solid #000000" fo:border-right="0.0069in solid #000000" style:writing-mode="lr-tb" fo:padding-top="0in" fo:padding-left="0.075in" fo:padding-bottom="0in" fo:padding-right="0.075in"/>
    </style:style>
    <style:style style:name="P689" style:parent-style-name="內文" style:family="paragraph">
      <style:paragraph-properties fo:text-align="center"/>
      <style:text-properties style:font-name="Times New Roman" style:font-name-asian="標楷體" style:font-name-complex="Times New Roman" fo:font-size="16pt" style:font-size-asian="16pt" style:font-size-complex="16pt"/>
    </style:style>
    <style:style style:name="TableCell690" style:family="table-cell">
      <style:table-cell-properties fo:border-top="0.0104in solid #000000" fo:border-left="0.0069in solid #000000" fo:border-bottom="0.0104in solid #000000" fo:border-right="0.0104in solid #000000" style:writing-mode="lr-tb" fo:padding-top="0in" fo:padding-left="0.075in" fo:padding-bottom="0in" fo:padding-right="0.075in"/>
    </style:style>
    <style:style style:name="P691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92" style:family="table-cell">
      <style:table-cell-properties fo:border="0.0104in solid #000000" style:writing-mode="lr-tb" fo:padding-top="0in" fo:padding-left="0.075in" fo:padding-bottom="0in" fo:padding-right="0.075in"/>
    </style:style>
    <style:style style:name="P693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94" style:family="table-cell">
      <style:table-cell-properties fo:border="0.0104in solid #000000" style:writing-mode="lr-tb" fo:padding-top="0in" fo:padding-left="0.075in" fo:padding-bottom="0in" fo:padding-right="0.075in"/>
    </style:style>
    <style:style style:name="P695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96" style:family="table-cell">
      <style:table-cell-properties fo:border="0.0104in solid #000000" style:writing-mode="lr-tb" fo:padding-top="0in" fo:padding-left="0.075in" fo:padding-bottom="0in" fo:padding-right="0.075in"/>
    </style:style>
    <style:style style:name="P697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698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75in" fo:padding-bottom="0in" fo:padding-right="0.075in"/>
    </style:style>
    <style:style style:name="P699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00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701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Row702" style:family="table-row">
      <style:table-row-properties/>
    </style:style>
    <style:style style:name="TableCell703" style:family="table-cell">
      <style:table-cell-properties fo:border-top="0.0104in solid #000000" fo:border-left="0.0312in solid #000000" fo:border-bottom="0.0104in solid #000000" fo:border-right="0.0069in solid #000000" style:writing-mode="lr-tb" fo:padding-top="0in" fo:padding-left="0.075in" fo:padding-bottom="0in" fo:padding-right="0.075in"/>
    </style:style>
    <style:style style:name="P704" style:parent-style-name="內文" style:family="paragraph">
      <style:paragraph-properties fo:text-align="center"/>
      <style:text-properties style:font-name="Times New Roman" style:font-name-asian="標楷體" style:font-name-complex="Times New Roman" fo:font-size="16pt" style:font-size-asian="16pt" style:font-size-complex="16pt"/>
    </style:style>
    <style:style style:name="TableCell705" style:family="table-cell">
      <style:table-cell-properties fo:border-top="0.0104in solid #000000" fo:border-left="0.0069in solid #000000" fo:border-bottom="0.0104in solid #000000" fo:border-right="0.0104in solid #000000" style:writing-mode="lr-tb" fo:padding-top="0in" fo:padding-left="0.075in" fo:padding-bottom="0in" fo:padding-right="0.075in"/>
    </style:style>
    <style:style style:name="P706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07" style:family="table-cell">
      <style:table-cell-properties fo:border="0.0104in solid #000000" style:writing-mode="lr-tb" fo:padding-top="0in" fo:padding-left="0.075in" fo:padding-bottom="0in" fo:padding-right="0.075in"/>
    </style:style>
    <style:style style:name="P708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09" style:family="table-cell">
      <style:table-cell-properties fo:border="0.0104in solid #000000" style:writing-mode="lr-tb" fo:padding-top="0in" fo:padding-left="0.075in" fo:padding-bottom="0in" fo:padding-right="0.075in"/>
    </style:style>
    <style:style style:name="P710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11" style:family="table-cell">
      <style:table-cell-properties fo:border="0.0104in solid #000000" style:writing-mode="lr-tb" fo:padding-top="0in" fo:padding-left="0.075in" fo:padding-bottom="0in" fo:padding-right="0.075in"/>
    </style:style>
    <style:style style:name="P712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13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75in" fo:padding-bottom="0in" fo:padding-right="0.075in"/>
    </style:style>
    <style:style style:name="P714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15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716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Row717" style:family="table-row">
      <style:table-row-properties/>
    </style:style>
    <style:style style:name="TableCell718" style:family="table-cell">
      <style:table-cell-properties fo:border-top="0.0104in solid #000000" fo:border-left="0.0312in solid #000000" fo:border-bottom="0.0104in solid #000000" fo:border-right="0.0069in solid #000000" style:writing-mode="lr-tb" fo:padding-top="0in" fo:padding-left="0.075in" fo:padding-bottom="0in" fo:padding-right="0.075in"/>
    </style:style>
    <style:style style:name="P719" style:parent-style-name="內文" style:family="paragraph">
      <style:paragraph-properties fo:text-align="center"/>
      <style:text-properties style:font-name="Times New Roman" style:font-name-asian="標楷體" style:font-name-complex="Times New Roman" fo:font-size="16pt" style:font-size-asian="16pt" style:font-size-complex="16pt"/>
    </style:style>
    <style:style style:name="TableCell720" style:family="table-cell">
      <style:table-cell-properties fo:border-top="0.0104in solid #000000" fo:border-left="0.0069in solid #000000" fo:border-bottom="0.0104in solid #000000" fo:border-right="0.0104in solid #000000" style:writing-mode="lr-tb" fo:padding-top="0in" fo:padding-left="0.075in" fo:padding-bottom="0in" fo:padding-right="0.075in"/>
    </style:style>
    <style:style style:name="P721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22" style:family="table-cell">
      <style:table-cell-properties fo:border="0.0104in solid #000000" style:writing-mode="lr-tb" fo:padding-top="0in" fo:padding-left="0.075in" fo:padding-bottom="0in" fo:padding-right="0.075in"/>
    </style:style>
    <style:style style:name="P723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24" style:family="table-cell">
      <style:table-cell-properties fo:border="0.0104in solid #000000" style:writing-mode="lr-tb" fo:padding-top="0in" fo:padding-left="0.075in" fo:padding-bottom="0in" fo:padding-right="0.075in"/>
    </style:style>
    <style:style style:name="P725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26" style:family="table-cell">
      <style:table-cell-properties fo:border="0.0104in solid #000000" style:writing-mode="lr-tb" fo:padding-top="0in" fo:padding-left="0.075in" fo:padding-bottom="0in" fo:padding-right="0.075in"/>
    </style:style>
    <style:style style:name="P727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28" style:family="table-cell">
      <style:table-cell-properties fo:border-top="0.0104in solid #000000" fo:border-left="0.0104in solid #000000" fo:border-bottom="0.0104in solid #000000" fo:border-right="0.0312in solid #000000" style:writing-mode="lr-tb" fo:padding-top="0in" fo:padding-left="0.075in" fo:padding-bottom="0in" fo:padding-right="0.075in"/>
    </style:style>
    <style:style style:name="P729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30" style:family="table-cell">
      <style:table-cell-properties fo:border-top="0.0069in solid #000000" fo:border-left="0.0312in solid #000000" fo:border-bottom="0.0069in solid #000000" fo:border-right="0.0312in solid #000000" style:writing-mode="lr-tb" fo:padding-top="0in" fo:padding-left="0.075in" fo:padding-bottom="0in" fo:padding-right="0.075in"/>
    </style:style>
    <style:style style:name="P731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Row732" style:family="table-row">
      <style:table-row-properties/>
    </style:style>
    <style:style style:name="TableCell733" style:family="table-cell">
      <style:table-cell-properties fo:border-top="0.0104in solid #000000" fo:border-left="0.0312in solid #000000" fo:border-bottom="0.0312in solid #000000" fo:border-right="0.0069in solid #000000" style:writing-mode="lr-tb" fo:padding-top="0in" fo:padding-left="0.075in" fo:padding-bottom="0in" fo:padding-right="0.075in"/>
    </style:style>
    <style:style style:name="P734" style:parent-style-name="內文" style:family="paragraph">
      <style:paragraph-properties fo:text-align="center"/>
      <style:text-properties style:font-name="Times New Roman" style:font-name-asian="標楷體" style:font-name-complex="Times New Roman" fo:font-size="16pt" style:font-size-asian="16pt" style:font-size-complex="16pt"/>
    </style:style>
    <style:style style:name="TableCell735" style:family="table-cell">
      <style:table-cell-properties fo:border-top="0.0104in solid #000000" fo:border-left="0.0069in solid #000000" fo:border-bottom="0.0312in solid #000000" fo:border-right="0.0104in solid #000000" style:writing-mode="lr-tb" fo:padding-top="0in" fo:padding-left="0.075in" fo:padding-bottom="0in" fo:padding-right="0.075in"/>
    </style:style>
    <style:style style:name="P736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37" style:family="table-cell">
      <style:table-cell-properties fo:border-top="0.0104in solid #000000" fo:border-left="0.0104in solid #000000" fo:border-bottom="0.0312in solid #000000" fo:border-right="0.0104in solid #000000" style:writing-mode="lr-tb" fo:padding-top="0in" fo:padding-left="0.075in" fo:padding-bottom="0in" fo:padding-right="0.075in"/>
    </style:style>
    <style:style style:name="P738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39" style:family="table-cell">
      <style:table-cell-properties fo:border-top="0.0104in solid #000000" fo:border-left="0.0104in solid #000000" fo:border-bottom="0.0312in solid #000000" fo:border-right="0.0104in solid #000000" style:writing-mode="lr-tb" fo:padding-top="0in" fo:padding-left="0.075in" fo:padding-bottom="0in" fo:padding-right="0.075in"/>
    </style:style>
    <style:style style:name="P740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41" style:family="table-cell">
      <style:table-cell-properties fo:border-top="0.0104in solid #000000" fo:border-left="0.0104in solid #000000" fo:border-bottom="0.0312in solid #000000" fo:border-right="0.0104in solid #000000" style:writing-mode="lr-tb" fo:padding-top="0in" fo:padding-left="0.075in" fo:padding-bottom="0in" fo:padding-right="0.075in"/>
    </style:style>
    <style:style style:name="P742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43" style:family="table-cell">
      <style:table-cell-properties fo:border-top="0.0104in solid #000000" fo:border-left="0.0104in solid #000000" fo:border-bottom="0.0312in solid #000000" fo:border-right="0.0312in solid #000000" style:writing-mode="lr-tb" fo:padding-top="0in" fo:padding-left="0.075in" fo:padding-bottom="0in" fo:padding-right="0.075in"/>
    </style:style>
    <style:style style:name="P744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TableCell745" style:family="table-cell">
      <style:table-cell-properties fo:border-top="0.0069in solid #000000" fo:border-left="0.0312in solid #000000" fo:border-bottom="0.0312in solid #000000" fo:border-right="0.0312in solid #000000" style:writing-mode="lr-tb" fo:padding-top="0in" fo:padding-left="0.075in" fo:padding-bottom="0in" fo:padding-right="0.075in"/>
    </style:style>
    <style:style style:name="P746" style:parent-style-name="內文" style:family="paragraph">
      <style:paragraph-properties fo:text-align="center"/>
      <style:text-properties style:font-name="標楷體" style:font-name-asian="標楷體" fo:font-size="16pt" style:font-size-asian="16pt" style:font-size-complex="16pt"/>
    </style:style>
    <style:style style:name="P747" style:parent-style-name="清單段落" style:list-style-name="LFO8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/>
    </style:style>
    <style:style style:name="P748" style:parent-style-name="清單段落" style:list-style-name="LFO8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/>
    </style:style>
    <style:style style:name="P749" style:parent-style-name="清單段落" style:list-style-name="LFO8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/>
    </style:style>
    <style:style style:name="P750" style:parent-style-name="清單段落" style:list-style-name="LFO8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 fo:color="#000000"/>
    </style:style>
    <style:style style:name="P751" style:parent-style-name="清單段落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/>
    </style:style>
    <style:style style:name="P752" style:parent-style-name="清單段落" style:family="paragraph">
      <style:paragraph-properties fo:margin-left="0.25in">
        <style:tab-stops/>
      </style:paragraph-properties>
    </style:style>
    <style:style style:name="T753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754" style:parent-style-name="預設段落字型" style:family="text">
      <style:text-properties style:font-name="Times New Roman" style:font-name-asian="標楷體" style:font-name-complex="Times New Roman"/>
    </style:style>
    <style:style style:name="T755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P756" style:parent-style-name="清單段落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/>
    </style:style>
    <style:style style:name="P757" style:parent-style-name="清單段落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/>
    </style:style>
    <style:style style:name="P758" style:parent-style-name="清單段落" style:family="paragraph">
      <style:paragraph-properties fo:margin-left="0.25in">
        <style:tab-stops/>
      </style:paragraph-properties>
      <style:text-properties style:font-name="Times New Roman" style:font-name-asian="標楷體" style:font-name-complex="Times New Roman" fo:font-size="14pt" style:font-size-asian="14pt"/>
    </style:style>
    <style:style style:name="P759" style:parent-style-name="內文" style:family="paragraph">
      <style:paragraph-properties fo:widows="2" fo:orphans="2" fo:break-before="page"/>
      <style:text-properties style:font-name="Times New Roman" style:font-name-complex="Times New Roman"/>
    </style:style>
    <style:style style:name="P760" style:parent-style-name="內文" style:family="paragraph">
      <style:paragraph-properties fo:text-align="center"/>
      <style:text-properties style:font-name="標楷體" style:font-name-asian="標楷體" fo:font-size="26pt" style:font-size-asian="26pt" style:font-size-complex="26pt"/>
    </style:style>
    <style:style style:name="P761" style:parent-style-name="內文" style:family="paragraph">
      <style:paragraph-properties fo:text-align="center"/>
      <style:text-properties style:font-name="標楷體" style:font-name-asian="標楷體" style:font-name-complex="Times New Roman" fo:font-size="16pt" style:font-size-asian="16pt" style:font-size-complex="16pt"/>
    </style:style>
    <style:style style:name="TableColumn763" style:family="table-column">
      <style:table-column-properties style:column-width="3.343in"/>
    </style:style>
    <style:style style:name="TableColumn764" style:family="table-column">
      <style:table-column-properties style:column-width="3.343in"/>
    </style:style>
    <style:style style:name="Table762" style:family="table">
      <style:table-properties style:width="6.6861in" fo:margin-left="0in" table:align="left"/>
    </style:style>
    <style:style style:name="TableRow765" style:family="table-row">
      <style:table-row-properties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內文" style:family="paragraph">
      <style:paragraph-properties fo:text-align="center" style:vertical-align="baseline" style:line-height-at-least="0.25in"/>
      <style:text-properties style:font-name="標楷體" style:font-name-asian="標楷體" fo:font-size="26pt" style:font-size-asian="26pt" style:font-size-complex="26pt"/>
    </style:style>
    <style:style style:name="P768" style:parent-style-name="內文" style:family="paragraph">
      <style:paragraph-properties fo:text-align="center" style:vertical-align="baseline" style:line-height-at-least="0.25in"/>
      <style:text-properties style:font-name="標楷體" style:font-name-asian="標楷體" fo:font-size="26pt" style:font-size-asian="26pt" style:font-size-complex="26pt"/>
    </style:style>
    <style:style style:name="P769" style:parent-style-name="內文" style:family="paragraph">
      <style:paragraph-properties fo:text-align="center"/>
      <style:text-properties style:font-name="標楷體" style:font-name-asian="標楷體" fo:font-size="26pt" style:font-size-asian="26pt" style:font-size-complex="26pt"/>
    </style:style>
    <style:style style:name="P770" style:parent-style-name="內文" style:family="paragraph">
      <style:paragraph-properties fo:text-align="center"/>
      <style:text-properties style:font-name="標楷體" style:font-name-asian="標楷體" fo:font-size="26pt" style:font-size-asian="26pt" style:font-size-complex="26pt"/>
    </style:style>
    <style:style style:name="P771" style:parent-style-name="內文" style:family="paragraph">
      <style:paragraph-properties fo:text-align="center"/>
      <style:text-properties style:font-name="標楷體" style:font-name-asian="標楷體" fo:font-size="26pt" style:font-size-asian="26pt" style:font-size-complex="26pt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內文" style:family="paragraph">
      <style:paragraph-properties fo:text-align="center" style:vertical-align="baseline" style:line-height-at-least="0.25in"/>
      <style:text-properties style:font-name="標楷體" style:font-name-asian="標楷體" fo:font-size="26pt" style:font-size-asian="26pt" style:font-size-complex="26pt"/>
    </style:style>
    <style:style style:name="P774" style:parent-style-name="內文" style:family="paragraph">
      <style:paragraph-properties fo:text-align="center" style:vertical-align="baseline" style:line-height-at-least="0.25in"/>
      <style:text-properties style:font-name="標楷體" style:font-name-asian="標楷體" fo:font-size="26pt" style:font-size-asian="26pt" style:font-size-complex="26pt"/>
    </style:style>
    <style:style style:name="P775" style:parent-style-name="內文" style:family="paragraph">
      <style:paragraph-properties fo:text-align="center"/>
      <style:text-properties style:font-name="標楷體" style:font-name-asian="標楷體" fo:font-size="26pt" style:font-size-asian="26pt" style:font-size-complex="26pt"/>
    </style:style>
    <style:style style:name="P776" style:parent-style-name="內文" style:family="paragraph">
      <style:paragraph-properties fo:text-align="center"/>
      <style:text-properties style:font-name="標楷體" style:font-name-asian="標楷體" fo:font-size="26pt" style:font-size-asian="26pt" style:font-size-complex="26pt"/>
    </style:style>
    <style:style style:name="P777" style:parent-style-name="內文" style:family="paragraph">
      <style:paragraph-properties fo:text-align="center"/>
      <style:text-properties style:font-name="標楷體" style:font-name-asian="標楷體" fo:font-size="26pt" style:font-size-asian="26pt" style:font-size-complex="26pt"/>
    </style:style>
    <style:style style:name="TableRow778" style:family="table-row">
      <style:table-row-properties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內文" style:family="paragraph">
      <style:paragraph-properties fo:text-align="center" style:vertical-align="baseline" style:line-height-at-least="0.25in" fo:margin-left="0.0152in">
        <style:tab-stops/>
      </style:paragraph-properties>
      <style:text-properties style:font-name="標楷體" style:font-name-asian="標楷體" fo:font-size="26pt" style:font-size-asian="26pt" style:font-size-complex="26pt"/>
    </style:style>
    <style:style style:name="P781" style:parent-style-name="內文" style:family="paragraph">
      <style:paragraph-properties fo:text-align="center" style:vertical-align="baseline" style:line-height-at-least="0.25in" fo:margin-left="0.0152in">
        <style:tab-stops/>
      </style:paragraph-properties>
      <style:text-properties style:font-name="標楷體" style:font-name-asian="標楷體" fo:font-size="26pt" style:font-size-asian="26pt" style:font-size-complex="26pt"/>
    </style:style>
    <style:style style:name="P782" style:parent-style-name="內文" style:family="paragraph">
      <style:paragraph-properties fo:text-align="center" style:vertical-align="baseline" style:line-height-at-least="0.25in" fo:margin-left="0.0152in">
        <style:tab-stops/>
      </style:paragraph-properties>
      <style:text-properties style:font-name="標楷體" style:font-name-asian="標楷體" fo:font-size="26pt" style:font-size-asian="26pt" style:font-size-complex="26pt"/>
    </style:style>
    <style:style style:name="P783" style:parent-style-name="內文" style:family="paragraph">
      <style:paragraph-properties fo:text-align="center" style:vertical-align="baseline" style:line-height-at-least="0.25in" fo:margin-left="0.0152in">
        <style:tab-stops/>
      </style:paragraph-properties>
      <style:text-properties style:font-name="標楷體" style:font-name-asian="標楷體" fo:font-size="26pt" style:font-size-asian="26pt" style:font-size-complex="26pt"/>
    </style:style>
    <style:style style:name="P784" style:parent-style-name="內文" style:family="paragraph">
      <style:paragraph-properties fo:text-align="center" style:vertical-align="baseline" style:line-height-at-least="0.25in" fo:margin-left="0.0152in">
        <style:tab-stops/>
      </style:paragraph-properties>
      <style:text-properties style:font-name="標楷體" style:font-name-asian="標楷體" fo:font-size="26pt" style:font-size-asian="26pt" style:font-size-complex="26pt"/>
    </style:style>
    <style:style style:name="P785" style:parent-style-name="內文" style:family="paragraph">
      <style:paragraph-properties fo:text-align="center" style:vertical-align="baseline" style:line-height-at-least="0.25in" fo:margin-left="0.0152in">
        <style:tab-stops/>
      </style:paragraph-properties>
      <style:text-properties style:font-name="標楷體" style:font-name-asian="標楷體" fo:font-size="26pt" style:font-size-asian="26pt" style:font-size-complex="26pt"/>
    </style:style>
    <style:style style:name="P786" style:parent-style-name="內文" style:family="paragraph">
      <style:paragraph-properties fo:text-align="center" style:vertical-align="baseline" style:line-height-at-least="0.25in" fo:margin-left="0.0152in">
        <style:tab-stops/>
      </style:paragraph-properties>
      <style:text-properties style:font-name="標楷體" style:font-name-asian="標楷體" fo:font-size="26pt" style:font-size-asian="26pt" style:font-size-complex="26pt"/>
    </style:style>
    <style:style style:name="P787" style:parent-style-name="內文" style:family="paragraph">
      <style:paragraph-properties fo:text-align="center" style:vertical-align="baseline" style:line-height-at-least="0.25in"/>
      <style:text-properties style:font-name="標楷體" style:font-name-asian="標楷體" fo:font-size="26pt" style:font-size-asian="26pt" style:font-size-complex="26pt"/>
    </style:style>
    <style:style style:name="P788" style:parent-style-name="內文" style:family="paragraph">
      <style:paragraph-properties fo:text-align="center" style:vertical-align="baseline" style:line-height-at-least="0.25in"/>
      <style:text-properties style:font-name="標楷體" style:font-name-asian="標楷體" fo:font-size="26pt" style:font-size-asian="26pt" style:font-size-complex="26pt"/>
    </style:style>
    <style:style style:name="P789" style:parent-style-name="內文" style:family="paragraph">
      <style:paragraph-properties fo:text-align="center"/>
      <style:text-properties style:font-name="標楷體" style:font-name-asian="標楷體" style:font-name-complex="Times New Roman" fo:font-size="20pt" style:font-size-asian="20pt" style:font-size-complex="20pt"/>
    </style:style>
    <style:style style:name="P790" style:parent-style-name="內文" style:family="paragraph">
      <style:paragraph-properties fo:widows="2" fo:orphans="2"/>
      <style:text-properties style:font-name="標楷體" style:font-name-asian="標楷體" style:font-name-complex="Times New Roman" fo:font-size="20pt" style:font-size-asian="20pt" style:font-size-complex="20pt"/>
    </style:style>
  </office:automatic-styles>
  <office:body>
    <office:text text:use-soft-page-breaks="true">
      <text:p text:style-name="P1">＿＿＿學年度國立臺灣大學學生宿舍生活自治會獎助評分表</text:p>
      <text:p text:style-name="P2"><text:s text:c="5"/>宿舍別：　　　　　　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評分項目</text:p>
          </table:table-cell>
          <table:table-cell table:style-name="TableCell10">
            <text:p text:style-name="P11">評分重點</text:p>
          </table:table-cell>
          <table:table-cell table:style-name="TableCell12">
            <text:p text:style-name="P13">分數</text:p>
          </table:table-cell>
        </table:table-row>
        <table:table-row table:style-name="TableRow14">
          <table:table-cell table:style-name="TableCell15" table:number-rows-spanned="6">
            <text:p text:style-name="P16">組織運作35%</text:p>
          </table:table-cell>
          <table:table-cell table:style-name="TableCell17">
            <text:p text:style-name="P18">提交預算、完成核銷經費10%</text:p>
          </table:table-cell>
          <table:table-cell table:style-name="TableCell19">
            <text:p text:style-name="P20"/>
          </table:table-cell>
        </table:table-row>
        <table:table-row table:style-name="TableRow21">
          <table:covered-table-cell>
            <text:p text:style-name="P22"/>
          </table:covered-table-cell>
          <table:table-cell table:style-name="TableCell23">
            <text:p text:style-name="P24">完成下一屆總幹事改選5%</text:p>
          </table:table-cell>
          <table:table-cell table:style-name="TableCell25">
            <text:p text:style-name="P26"/>
          </table:table-cell>
        </table:table-row>
        <table:table-row table:style-name="TableRow27">
          <table:covered-table-cell>
            <text:p text:style-name="P28"/>
          </table:covered-table-cell>
          <table:table-cell table:style-name="TableCell29">
            <text:p text:style-name="P30">定期公開詳細財務收支狀況5%（上、下學期各占2.5%）</text:p>
          </table:table-cell>
          <table:table-cell table:style-name="TableCell31">
            <text:p text:style-name="P32"/>
          </table:table-cell>
        </table:table-row>
        <table:table-row table:style-name="TableRow33">
          <table:covered-table-cell>
            <text:p text:style-name="P34"/>
          </table:covered-table-cell>
          <table:table-cell table:style-name="TableCell35">
            <text:p text:style-name="P36">生治會物品保管及交接情形5%</text:p>
            <text:p text:style-name="P37"><text:span text:style-name="T38">（</text:span><text:span text:style-name="T39">僅完成學生宿舍生活自治會</text:span><text:span text:style-name="T40">業務移交清冊打</text:span><text:span text:style-name="T41"></text:span><text:span text:style-name="T42">項目者得</text:span><text:span text:style-name="T43">3%</text:span><text:span text:style-name="T44">，完成</text:span><text:span text:style-name="T45">全部</text:span><text:span text:style-name="T46">項目者得</text:span><text:span text:style-name="T47">5%</text:span><text:span text:style-name="T48">）</text:span></text:p>
          </table:table-cell>
          <table:table-cell table:style-name="TableCell49">
            <text:p text:style-name="P50"/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運用數位工具管理及保存生治會資料5%</text:p>
          </table:table-cell>
          <table:table-cell table:style-name="TableCell55">
            <text:p text:style-name="P56"/>
          </table:table-cell>
        </table:table-row>
        <table:table-row table:style-name="TableRow57">
          <table:covered-table-cell>
            <text:p text:style-name="P58"/>
          </table:covered-table-cell>
          <table:table-cell table:style-name="TableCell59">
            <text:p text:style-name="P60">出席校內住宿議題相關之會議（幹部研習、總幹事會議、宿管會、膳委會、校務會議等）5%（1次會議得1%）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 table:number-rows-spanned="4">
            <text:p text:style-name="P65">具體績效40%</text:p>
          </table:table-cell>
          <table:table-cell table:style-name="TableCell66">
            <text:p text:style-name="P67">提供住宿生反映意見及討論舍務之管道10%</text:p>
          </table:table-cell>
          <table:table-cell table:style-name="TableCell68">
            <text:p text:style-name="P69"/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>辦理宿舍活動或推動方案之內容、宣傳、反思、回饋15%</text:p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P77"/>
          </table:covered-table-cell>
          <table:table-cell table:style-name="TableCell78">
            <text:p text:style-name="P79">辦理住宿生大會、詳實紀錄、會議決議執行情形10%</text:p>
          </table:table-cell>
          <table:table-cell table:style-name="TableCell80">
            <text:p text:style-name="P81"/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宿舍生活公約討論與推動5%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生治會整體滿意度</text:span><text:span text:style-name="T92">1</text:span><text:span text:style-name="T93">5%</text:span></text:p>
          </table:table-cell>
          <table:table-cell table:style-name="TableCell94">
            <text:p text:style-name="P95">4.0以上15%、3.9以上14%、3.8以上13%、3.7以上12%、3.6以上11%、3.5以上10%、3.4以上9%、3.3以上8%、3.2以上7%、3.1以上6%、3.0以上5%、未達3.0者0%</text:p>
            <text:p text:style-name="P96">採加權計分（11月的調查分數權重為2，6月的調查分數權重為9）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所屬宿舍輔導員評分10%</text:p>
          </table:table-cell>
          <table:table-cell table:style-name="TableCell102">
            <text:p text:style-name="P103">宿舍輔導員依據生治會服務情形予以給分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總分</text:p>
          </table:table-cell>
          <table:table-cell table:style-name="TableCell109" table:number-columns-spanned="2">
            <text:p text:style-name="P110"/>
          </table:table-cell>
          <table:covered-table-cell/>
        </table:table-row>
        <table:table-row table:style-name="TableRow111">
          <table:table-cell table:style-name="TableCell112">
            <text:p text:style-name="P113">評分委員簽章/日期</text:p>
          </table:table-cell>
          <table:table-cell table:style-name="TableCell114" table:number-columns-spanned="2">
            <text:p text:style-name="P115"/>
          </table:table-cell>
          <table:covered-table-cell/>
        </table:table-row>
      </table:table>
      <text:soft-page-break/>
      <text:p text:style-name="P116">國立臺灣大學<text:s text:c="4"/>學生宿舍生活自治會業務移交清冊</text:p>
      <text:p text:style-name="P117"><text:span text:style-name="T118">宿舍別</text:span><text:span text:style-name="T119">：</text:span><text:span text:style-name="T120"><text:s text:c="6"/></text:span><text:span text:style-name="T121"><text:s text:c="13"/></text:span></text:p>
      <text:p text:style-name="P122"><text:span text:style-name="T123">移交項目</text:span><text:span text:style-name="T124">(若不敷使用，請自行新增)</text:span>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header-rows>
          <table:table-row table:style-name="TableRow134">
            <table:table-cell table:style-name="TableCell135">
              <text:p text:style-name="P136">編號</text:p>
            </table:table-cell>
            <table:table-cell table:style-name="TableCell137" table:number-columns-spanned="2">
              <text:p text:style-name="P138">項目</text:p>
            </table:table-cell>
            <table:covered-table-cell/>
            <table:table-cell table:style-name="TableCell139" table:number-columns-spanned="2">
              <text:p text:style-name="P140">內容</text:p>
            </table:table-cell>
            <table:covered-table-cell/>
            <table:table-cell table:style-name="TableCell141">
              <text:p text:style-name="P142">移交人核章</text:p>
            </table:table-cell>
            <table:table-cell table:style-name="TableCell143">
              <text:p text:style-name="P144">接交人核章</text:p>
            </table:table-cell>
            <table:table-cell table:style-name="TableCell145">
              <text:p text:style-name="P146">完成日期</text:p>
            </table:table-cell>
          </table:table-row>
        </table:table-header-rows>
        <table:table-row table:style-name="TableRow147">
          <table:table-cell table:style-name="TableCell148" table:number-rows-spanned="3">
            <text:p text:style-name="P149"><text:span text:style-name="T150">一</text:span><text:span text:style-name="T151"></text:span></text:p>
          </table:table-cell>
          <table:table-cell table:style-name="TableCell152" table:number-rows-spanned="3">
            <text:p text:style-name="P153">業務交接</text:p>
          </table:table-cell>
          <table:table-cell table:style-name="TableCell154">
            <text:p text:style-name="P155">1</text:p>
          </table:table-cell>
          <table:table-cell table:style-name="TableCell156" table:number-columns-spanned="2">
            <text:p text:style-name="P157"/>
          </table:table-cell>
          <table:covered-table-cell/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P165"/>
          </table:covered-table-cell>
          <table:covered-table-cell>
            <text:p text:style-name="P166"/>
          </table:covered-table-cell>
          <table:table-cell table:style-name="TableCell167">
            <text:p text:style-name="P168">2</text:p>
          </table:table-cell>
          <table:table-cell table:style-name="TableCell169" table:number-columns-spanned="2">
            <text:p text:style-name="P170"/>
          </table:table-cell>
          <table:covered-table-cell/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covered-table-cell>
            <text:p text:style-name="P178"/>
          </table:covered-table-cell>
          <table:covered-table-cell>
            <text:p text:style-name="P179"/>
          </table:covered-table-cell>
          <table:table-cell table:style-name="TableCell180">
            <text:p text:style-name="P181">3</text:p>
          </table:table-cell>
          <table:table-cell table:style-name="TableCell182" table:number-columns-spanned="2">
            <text:p text:style-name="P183"/>
          </table:table-cell>
          <table:covered-table-cell/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 table:number-rows-spanned="3">
            <text:p text:style-name="P192"><text:span text:style-name="T193">二</text:span></text:p>
          </table:table-cell>
          <table:table-cell table:style-name="TableCell194" table:number-rows-spanned="3">
            <text:p text:style-name="P195">電子檔案交接</text:p>
          </table:table-cell>
          <table:table-cell table:style-name="TableCell196">
            <text:p text:style-name="P197">1</text:p>
          </table:table-cell>
          <table:table-cell table:style-name="TableCell198" table:number-columns-spanned="2">
            <text:p text:style-name="P199"/>
          </table:table-cell>
          <table:covered-table-cell/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covered-table-cell>
            <text:p text:style-name="P207"/>
          </table:covered-table-cell>
          <table:covered-table-cell>
            <text:p text:style-name="P208"/>
          </table:covered-table-cell>
          <table:table-cell table:style-name="TableCell209">
            <text:p text:style-name="P210">2</text:p>
          </table:table-cell>
          <table:table-cell table:style-name="TableCell211" table:number-columns-spanned="2">
            <text:p text:style-name="P212"/>
          </table:table-cell>
          <table:covered-table-cell/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covered-table-cell>
            <text:p text:style-name="P220"/>
          </table:covered-table-cell>
          <table:covered-table-cell>
            <text:p text:style-name="P221"/>
          </table:covered-table-cell>
          <table:table-cell table:style-name="TableCell222">
            <text:p text:style-name="P223">3</text:p>
          </table:table-cell>
          <table:table-cell table:style-name="TableCell224" table:number-columns-spanned="2">
            <text:p text:style-name="P225"/>
          </table:table-cell>
          <table:covered-table-cell/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 table:number-rows-spanned="3">
            <text:p text:style-name="P234"><text:span text:style-name="T235">三</text:span></text:p>
          </table:table-cell>
          <table:table-cell table:style-name="TableCell236" table:number-rows-spanned="3">
            <text:p text:style-name="P237">書面檔案交接</text:p>
          </table:table-cell>
          <table:table-cell table:style-name="TableCell238">
            <text:p text:style-name="P239">1</text:p>
          </table:table-cell>
          <table:table-cell table:style-name="TableCell240" table:number-columns-spanned="2">
            <text:p text:style-name="P241"/>
          </table:table-cell>
          <table:covered-table-cell/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P249"/>
          </table:covered-table-cell>
          <table:covered-table-cell>
            <text:p text:style-name="P250"/>
          </table:covered-table-cell>
          <table:table-cell table:style-name="TableCell251">
            <text:p text:style-name="P252">2</text:p>
          </table:table-cell>
          <table:table-cell table:style-name="TableCell253" table:number-columns-spanned="2">
            <text:p text:style-name="P254"/>
          </table:table-cell>
          <table:covered-table-cell/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covered-table-cell>
            <text:p text:style-name="P262"/>
          </table:covered-table-cell>
          <table:covered-table-cell>
            <text:p text:style-name="P263"/>
          </table:covered-table-cell>
          <table:table-cell table:style-name="TableCell264">
            <text:p text:style-name="P265">3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 table:number-rows-spanned="5">
            <text:p text:style-name="P276"><text:span text:style-name="T277">四</text:span><text:span text:style-name="T278"></text:span></text:p>
          </table:table-cell>
          <table:table-cell table:style-name="TableCell279" table:number-rows-spanned="5">
            <text:p text:style-name="P280">經管財物交接</text:p>
          </table:table-cell>
          <table:table-cell table:style-name="TableCell281">
            <text:p text:style-name="P282">財物</text:p>
          </table:table-cell>
          <table:table-cell table:style-name="TableCell283" table:number-columns-spanned="2">
            <text:p text:style-name="P284"><text:span text:style-name="T285">□</text:span><text:span text:style-name="T286">經管財產移轉(檢附</text:span><text:span text:style-name="T287">本校</text:span><text:span text:style-name="T288">財產物品管理系統之財物移交清冊</text:span><text:span text:style-name="T289">影本</text:span><text:span text:style-name="T290">)</text:span></text:p>
            <text:p text:style-name="P291">□非財產物品(請檢附清單)</text:p>
            <text:p text:style-name="P292"><text:span text:style-name="T293">□其他：</text:span></text:p>
          </table:table-cell>
          <table:covered-table-cell/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P301"/>
          </table:covered-table-cell>
          <table:covered-table-cell>
            <text:p text:style-name="P302"/>
          </table:covered-table-cell>
          <table:table-cell table:style-name="TableCell303">
            <text:p text:style-name="P304">鑰匙</text:p>
          </table:table-cell>
          <table:table-cell table:style-name="TableCell305" table:number-columns-spanned="2">
            <text:p text:style-name="P306">□辦公室<text:s/>□櫥櫃<text:s/>□其他___________</text:p>
          </table:table-cell>
          <table:covered-table-cell/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P314"/>
          </table:covered-table-cell>
          <table:covered-table-cell>
            <text:p text:style-name="P315"/>
          </table:covered-table-cell>
          <table:table-cell table:style-name="TableCell316">
            <text:p text:style-name="P317">印信</text:p>
          </table:table-cell>
          <table:table-cell table:style-name="TableCell318" table:number-columns-spanned="2">
            <text:p text:style-name="P319">□生治會大章</text:p>
          </table:table-cell>
          <table:covered-table-cell/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P327"/>
          </table:covered-table-cell>
          <table:covered-table-cell>
            <text:p text:style-name="P328"/>
          </table:covered-table-cell>
          <table:table-cell table:style-name="TableCell329">
            <text:p text:style-name="P330">存摺</text:p>
          </table:table-cell>
          <table:table-cell table:style-name="TableCell331" table:number-columns-spanned="2">
            <text:p text:style-name="P332"/>
          </table:table-cell>
          <table:covered-table-cell/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covered-table-cell>
            <text:p text:style-name="P340"/>
          </table:covered-table-cell>
          <table:covered-table-cell>
            <text:p text:style-name="P341"/>
          </table:covered-table-cell>
          <table:table-cell table:style-name="TableCell342">
            <text:p text:style-name="P343">IP</text:p>
          </table:table-cell>
          <table:table-cell table:style-name="TableCell344" table:number-columns-spanned="2">
            <text:p text:style-name="P345"/>
          </table:table-cell>
          <table:covered-table-cell/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<text:span text:style-name="T355">五</text:span><text:span text:style-name="T356"></text:span></text:p>
          </table:table-cell>
          <table:table-cell table:style-name="TableCell357">
            <text:p text:style-name="P358">帳號處理</text:p>
          </table:table-cell>
          <table:table-cell table:style-name="TableCell359">
            <text:p text:style-name="P360">帳號移交</text:p>
          </table:table-cell>
          <table:table-cell table:style-name="TableCell361" table:number-columns-spanned="2">
            <text:p text:style-name="P362"/>
          </table:table-cell>
          <table:covered-table-cell/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 table:number-rows-spanned="3">
            <text:p text:style-name="P371"><text:span text:style-name="T372">六</text:span></text:p>
          </table:table-cell>
          <table:table-cell table:style-name="TableCell373" table:number-rows-spanned="3">
            <text:p text:style-name="P374">進行中重要業務</text:p>
          </table:table-cell>
          <table:table-cell table:style-name="TableCell375">
            <text:p text:style-name="P376">1</text:p>
          </table:table-cell>
          <table:table-cell table:style-name="TableCell377" table:number-columns-spanned="2">
            <text:p text:style-name="P378"/>
          </table:table-cell>
          <table:covered-table-cell/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covered-table-cell>
            <text:p text:style-name="P386"/>
          </table:covered-table-cell>
          <table:covered-table-cell>
            <text:p text:style-name="P387"/>
          </table:covered-table-cell>
          <table:table-cell table:style-name="TableCell388">
            <text:p text:style-name="P389">2</text:p>
          </table:table-cell>
          <table:table-cell table:style-name="TableCell390" table:number-columns-spanned="2">
            <text:p text:style-name="P391"/>
          </table:table-cell>
          <table:covered-table-cell/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covered-table-cell>
            <text:p text:style-name="P399"/>
          </table:covered-table-cell>
          <table:covered-table-cell>
            <text:p text:style-name="P400"/>
          </table:covered-table-cell>
          <table:table-cell table:style-name="TableCell401">
            <text:p text:style-name="P402">3</text:p>
          </table:table-cell>
          <table:table-cell table:style-name="TableCell403" table:number-columns-spanned="2">
            <text:p text:style-name="P404"/>
          </table:table-cell>
          <table:covered-table-cell/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七</text:p>
          </table:table-cell>
          <table:table-cell table:style-name="TableCell414" table:number-columns-spanned="2">
            <text:p text:style-name="P415">其他</text:p>
          </table:table-cell>
          <table:covered-table-cell/>
          <table:table-cell table:style-name="TableCell416" table:number-columns-spanned="2">
            <text:p text:style-name="P417"/>
          </table:table-cell>
          <table:covered-table-cell/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 table:number-columns-spanned="3">
            <text:p text:style-name="P426">移交人其他注意事項提醒</text:p>
          </table:table-cell>
          <table:covered-table-cell/>
          <table:covered-table-cell/>
          <table:table-cell table:style-name="TableCell427" table:number-columns-spanned="5">
            <text:p text:style-name="P428"/>
            <text:p text:style-name="P429"/>
            <text:p text:style-name="P430"/>
          </table:table-cell>
          <table:covered-table-cell/>
          <table:covered-table-cell/>
          <table:covered-table-cell/>
          <table:covered-table-cell/>
        </table:table-row>
        <table:table-row table:style-name="TableRow431">
          <table:table-cell table:style-name="TableCell432" table:number-columns-spanned="3">
            <text:p text:style-name="P433"><text:span text:style-name="T434">接交人</text:span><text:span text:style-name="T435">備註</text:span></text:p>
          </table:table-cell>
          <table:covered-table-cell/>
          <table:covered-table-cell/>
          <table:table-cell table:style-name="TableCell436" table:number-columns-spanned="5">
            <text:p text:style-name="P437"/>
            <text:p text:style-name="P438"/>
            <text:p text:style-name="P439"/>
            <text:p text:style-name="P440"/>
          </table:table-cell>
          <table:covered-table-cell/>
          <table:covered-table-cell/>
          <table:covered-table-cell/>
          <table:covered-table-cell/>
        </table:table-row>
        <table:table-row table:style-name="TableRow441">
          <table:table-cell table:style-name="TableCell442" table:number-columns-spanned="3">
            <text:p text:style-name="P443">移交人</text:p>
          </table:table-cell>
          <table:covered-table-cell/>
          <table:covered-table-cell/>
          <table:table-cell table:style-name="TableCell444">
            <text:p text:style-name="P445">接交人</text:p>
          </table:table-cell>
          <table:table-cell table:style-name="TableCell446">
            <text:p text:style-name="P447">監交人(輔導員)</text:p>
          </table:table-cell>
          <table:table-cell table:style-name="TableCell448" table:number-columns-spanned="3">
            <text:p text:style-name="P449">單位主管</text:p>
          </table:table-cell>
          <table:covered-table-cell/>
          <table:covered-table-cell/>
        </table:table-row>
        <table:table-row table:style-name="TableRow450">
          <table:table-cell table:style-name="TableCell451" table:number-columns-spanned="3">
            <text:p text:style-name="P452"/>
          </table:table-cell>
          <table:covered-table-cell/>
          <table:covered-table-cell/>
          <table:table-cell table:style-name="TableCell453">
            <text:p text:style-name="P454"/>
          </table:table-cell>
          <table:table-cell table:style-name="TableCell455">
            <text:p text:style-name="P456"/>
            <text:p text:style-name="P457"/>
          </table:table-cell>
          <table:table-cell table:style-name="TableCell458" table:number-columns-spanned="3">
            <text:p text:style-name="P459"/>
          </table:table-cell>
          <table:covered-table-cell/>
          <table:covered-table-cell/>
        </table:table-row>
      </table:table>
      <text:p text:style-name="P460"/>
      <text:p text:style-name="P461"/>
      <text:p text:style-name="P462"/>
      <text:soft-page-break/>
      <text:p text:style-name="P463"><text:span text:style-name="T464">＿＿學年度</text:span><text:span text:style-name="T465">國立臺灣大學學生宿舍生活自治會</text:span><text:span text:style-name="T466">獎助</text:span><text:span text:style-name="T467">自我檢核表</text:span></text:p>
      <text:p text:style-name="P468"><text:s text:c="5"/>宿舍別：　　　　　　</text:p>
      <table:table table:style-name="Table469">
        <table:table-columns>
          <table:table-column table:style-name="TableColumn470"/>
          <table:table-column table:style-name="TableColumn471"/>
          <table:table-column table:style-name="TableColumn472"/>
        </table:table-columns>
        <table:table-header-rows>
          <table:table-row table:style-name="TableRow473">
            <table:table-cell table:style-name="TableCell474" table:number-columns-spanned="2">
              <text:p text:style-name="P475">檢核項目</text:p>
            </table:table-cell>
            <table:covered-table-cell/>
            <table:table-cell table:style-name="TableCell476">
              <text:p text:style-name="P477">檢核結果</text:p>
            </table:table-cell>
          </table:table-row>
        </table:table-header-rows>
        <table:table-row table:style-name="TableRow478">
          <table:table-cell table:style-name="TableCell479" table:number-rows-spanned="7">
            <text:p text:style-name="P480">組織運作35%</text:p>
          </table:table-cell>
          <table:table-cell table:style-name="TableCell481">
            <text:p text:style-name="P482">提交預算、完成核銷經費</text:p>
            <text:p text:style-name="P483">佐證文件：經費申請書、收支預算表、收支決算表</text:p>
          </table:table-cell>
          <table:table-cell table:style-name="TableCell484">
            <text:p text:style-name="P485"/>
          </table:table-cell>
        </table:table-row>
        <table:table-row table:style-name="TableRow486">
          <table:covered-table-cell>
            <text:p text:style-name="P487"/>
          </table:covered-table-cell>
          <table:table-cell table:style-name="TableCell488">
            <text:p text:style-name="P489">完成下一屆總幹事改選</text:p>
            <text:p text:style-name="P490">佐證文件：選舉公告、投票結果紀錄</text:p>
          </table:table-cell>
          <table:table-cell table:style-name="TableCell491">
            <text:p text:style-name="P492"/>
          </table:table-cell>
        </table:table-row>
        <table:table-row table:style-name="TableRow493">
          <table:covered-table-cell>
            <text:p text:style-name="P494"/>
          </table:covered-table-cell>
          <table:table-cell table:style-name="TableCell495" table:number-rows-spanned="2">
            <text:p text:style-name="P496">定期公開詳細財務收支狀況</text:p>
            <text:p text:style-name="P497">佐證文件：公告截圖或照片，內容須清晰可辨</text:p>
            <text:p text:style-name="P498">1.<text:s/>公開的定義：無論形式，能讓舍胞周知。</text:p>
            <text:p text:style-name="P499">2.<text:s/>公開的形式：上網貼文、電子郵件、舍胞大會、張貼公佈欄等。</text:p>
            <text:p text:style-name="P500">3.<text:s/>公開的頻率：原則上每學期一次。</text:p>
          </table:table-cell>
          <table:table-cell table:style-name="TableCell501">
            <text:p text:style-name="P502">上學期</text:p>
            <text:p text:style-name="P503"/>
          </table:table-cell>
        </table:table-row>
        <table:table-row table:style-name="TableRow504">
          <table:covered-table-cell>
            <text:p text:style-name="P505"/>
          </table:covered-table-cell>
          <table:covered-table-cell>
            <text:p text:style-name="P506"/>
          </table:covered-table-cell>
          <table:table-cell table:style-name="TableCell507">
            <text:p text:style-name="P508">下學期</text:p>
            <text:p text:style-name="P509"/>
          </table:table-cell>
        </table:table-row>
        <table:table-row table:style-name="TableRow510">
          <table:covered-table-cell>
            <text:p text:style-name="P511"/>
          </table:covered-table-cell>
          <table:table-cell table:style-name="TableCell512">
            <text:p text:style-name="P513">生治會物品保管及交接情形</text:p>
            <text:p text:style-name="P514"><text:span text:style-name="T515">佐證文件：</text:span><text:span text:style-name="T516">具</text:span><text:span text:style-name="T517">雙方用印之</text:span><text:span text:style-name="T518">業務移</text:span><text:span text:style-name="T519">交清冊</text:span><text:span text:style-name="T520">影本</text:span></text:p>
            <text:p text:style-name="P521">連任無交接者，提供物品保管清冊</text:p>
          </table:table-cell>
          <table:table-cell table:style-name="TableCell522">
            <text:p text:style-name="P523"/>
          </table:table-cell>
        </table:table-row>
        <table:table-row table:style-name="TableRow524">
          <table:covered-table-cell>
            <text:p text:style-name="P525"/>
          </table:covered-table-cell>
          <table:table-cell table:style-name="TableCell526">
            <text:p text:style-name="P527">運用數位工具管理及保存生治會資料</text:p>
            <text:p text:style-name="P528">佐證文件：數位工具截圖</text:p>
          </table:table-cell>
          <table:table-cell table:style-name="TableCell529">
            <text:p text:style-name="P530"/>
          </table:table-cell>
        </table:table-row>
        <table:table-row table:style-name="TableRow531">
          <table:covered-table-cell>
            <text:p text:style-name="P532"/>
          </table:covered-table-cell>
          <table:table-cell table:style-name="TableCell533">
            <text:p text:style-name="P534">出席校內住宿議題相關之會議（幹部研習、總幹事會議、宿管會、膳委會、校務會議等）</text:p>
            <text:p text:style-name="P535">佐證文件：會議記錄或簽到表</text:p>
          </table:table-cell>
          <table:table-cell table:style-name="TableCell536">
            <text:p text:style-name="P537">　次</text:p>
          </table:table-cell>
        </table:table-row>
        <table:table-row table:style-name="TableRow538">
          <table:table-cell table:style-name="TableCell539" table:number-rows-spanned="4">
            <text:p text:style-name="P540">具體績效40%</text:p>
          </table:table-cell>
          <table:table-cell table:style-name="TableCell541">
            <text:p text:style-name="P542">提供住宿生反映意見及討論舍務之管道</text:p>
            <text:p text:style-name="P543">佐證文件：舍胞大會紀錄、數位平台截圖、實體管道照片等。至少一種有效管道即可。</text:p>
          </table:table-cell>
          <table:table-cell table:style-name="TableCell544">
            <text:p text:style-name="P545"/>
          </table:table-cell>
        </table:table-row>
        <table:table-row table:style-name="TableRow546">
          <table:covered-table-cell>
            <text:p text:style-name="P547"/>
          </table:covered-table-cell>
          <table:table-cell table:style-name="TableCell548">
            <text:p text:style-name="P549">辦理宿舍活動或推動方案之內容、宣傳、反思、回饋</text:p>
            <text:p text:style-name="P550">佐證文件：成果報告書。四個面向都需要列出。</text:p>
          </table:table-cell>
          <table:table-cell table:style-name="TableCell551">
            <text:p text:style-name="P552"/>
          </table:table-cell>
        </table:table-row>
        <table:table-row table:style-name="TableRow553">
          <table:covered-table-cell>
            <text:p text:style-name="P554"/>
          </table:covered-table-cell>
          <table:table-cell table:style-name="TableCell555">
            <text:p text:style-name="P556">辦理住宿生大會、詳實紀錄、會議決議執行情形</text:p>
            <text:p text:style-name="P557">佐證文件：會議紀錄</text:p>
            <text:p text:style-name="P558">1.<text:s/>會議決議執行情形定義：包含前一學期會議的決議，有沒有在這學期會議報告執行情形，並做成紀錄。</text:p>
          </table:table-cell>
          <table:table-cell table:style-name="TableCell559">
            <text:p text:style-name="P560"/>
          </table:table-cell>
        </table:table-row>
        <table:table-row table:style-name="TableRow561">
          <table:covered-table-cell>
            <text:p text:style-name="P562"/>
          </table:covered-table-cell>
          <table:table-cell table:style-name="TableCell563">
            <text:p text:style-name="P564">宿舍生活公約討論與推動</text:p>
            <text:p text:style-name="P565">佐證文件：會議紀錄、宣傳截圖或照片等</text:p>
            <text:p text:style-name="P566">1.<text:s/>宿舍生活公約舉例：午夜和凌晨不吵鬧、交誼廳開放時間、鞋不落地等。</text:p>
            <text:p text:style-name="P567">2.<text:s/>推動的定義：有宣傳就算達成。</text:p>
          </table:table-cell>
          <table:table-cell table:style-name="TableCell568">
            <text:p text:style-name="P569"/>
          </table:table-cell>
        </table:table-row>
      </table:table>
      <text:p text:style-name="P570"><text:s text:c="3"/>請依照上表進行自我檢核，並附上相關佐證文件。</text:p>
      <text:p text:style-name="P571"/>
      <text:p text:style-name="P572"><text:span text:style-name="T573">＿＿＿＿學年度</text:span><text:span text:style-name="T574">國立臺灣大學學生宿舍生活自治會</text:span><text:span text:style-name="T575">獎助</text:span><text:span text:style-name="T576">申請表</text:span></text:p>
      <table:table table:style-name="Table577">
        <table:table-columns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  <table:table-column table:style-name="TableColumn583"/>
          <table:table-column table:style-name="TableColumn584"/>
        </table:table-columns>
        <table:table-row table:style-name="TableRow585">
          <table:table-cell table:style-name="TableCell586" table:number-columns-spanned="6">
            <text:p text:style-name="P587"><text:span text:style-name="T588">以下欄位由生治會自行填寫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89">
            <text:p text:style-name="P590"><text:span text:style-name="T591">住宿組核定欄</text:span></text:p>
          </table:table-cell>
        </table:table-row>
        <table:table-row table:style-name="TableRow592">
          <table:table-cell table:style-name="TableCell593" table:number-columns-spanned="2">
            <text:p text:style-name="P594"><text:span text:style-name="T595">宿舍別</text:span></text:p>
          </table:table-cell>
          <table:covered-table-cell/>
          <table:table-cell table:style-name="TableCell596" table:number-columns-spanned="2">
            <text:p text:style-name="P597"/>
          </table:table-cell>
          <table:covered-table-cell/>
          <table:table-cell table:style-name="TableCell598">
            <text:p text:style-name="P599">申請日期</text:p>
          </table:table-cell>
          <table:table-cell table:style-name="TableCell600">
            <text:p text:style-name="P601">/ <text:s text:c="2"/>/</text:p>
          </table:table-cell>
          <table:table-cell table:style-name="TableCell602">
            <text:p text:style-name="P603">獲得總分：</text:p>
            <text:p text:style-name="P604">＿＿＿＿分</text:p>
            <text:p text:style-name="P605">獎助總額：</text:p>
            <text:p text:style-name="P606">＿＿＿＿元</text:p>
          </table:table-cell>
        </table:table-row>
        <table:table-row table:style-name="TableRow607">
          <table:table-cell table:style-name="TableCell608">
            <text:p text:style-name="P609">序號</text:p>
          </table:table-cell>
          <table:table-cell table:style-name="TableCell610">
            <text:p text:style-name="P611">姓名</text:p>
          </table:table-cell>
          <table:table-cell table:style-name="TableCell612">
            <text:p text:style-name="P613">學號</text:p>
          </table:table-cell>
          <table:table-cell table:style-name="TableCell614">
            <text:p text:style-name="P615">職稱</text:p>
          </table:table-cell>
          <table:table-cell table:style-name="TableCell616">
            <text:p text:style-name="P617"><text:span text:style-name="T618">分配比例</text:span><text:span text:style-name="T619">(％)</text:span></text:p>
          </table:table-cell>
          <table:table-cell table:style-name="TableCell620">
            <text:p text:style-name="P621">幹部本人</text:p>
            <text:p text:style-name="P622">簽名</text:p>
          </table:table-cell>
          <table:table-cell table:style-name="TableCell623">
            <text:p text:style-name="P624"><text:span text:style-name="T625">核發金額</text:span><text:span text:style-name="T626">(元)</text:span></text:p>
          </table:table-cell>
        </table:table-row>
        <table:table-row table:style-name="TableRow627">
          <table:table-cell table:style-name="TableCell628">
            <text:p text:style-name="P629">1</text:p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</table:table-row>
        <table:table-row table:style-name="TableRow642">
          <table:table-cell table:style-name="TableCell643">
            <text:p text:style-name="P644">2</text:p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>3</text:p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</table:table-row>
        <table:table-row table:style-name="TableRow672">
          <table:table-cell table:style-name="TableCell673">
            <text:p text:style-name="P674">4</text:p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>5</text:p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</table:table-row>
        <table:table-row table:style-name="TableRow702">
          <table:table-cell table:style-name="TableCell703">
            <text:p text:style-name="P704">6</text:p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P719">7</text:p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>8</text:p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</table:table-row>
      </table:table>
      <text:list text:style-name="LFO8" text:continue-numbering="true">
        <text:list-item>
          <text:p text:style-name="P747">請檢附受款人身分證／居留證正反面影本、存簿影本（以郵局、華南銀行、玉山銀行為原則）。</text:p>
        </text:list-item>
        <text:list-item>
          <text:p text:style-name="P748">非本國人士如提供新式居留證（新格式第1碼為英文字母，第2碼為8或9，第3至10碼為數字），請先至銀行（郵局）更改新證號，以利本校匯款。</text:p>
        </text:list-item>
        <text:list-item>
          <text:p text:style-name="P749">上開獎助金不適用免稅規定，須認列所得稅法第14條第十類其他所得。</text:p>
        </text:list-item>
        <text:list-item>
          <text:p text:style-name="P750">於任期間提前卸任者不得填報申請獎助。</text:p>
        </text:list-item>
      </text:list>
      <text:p text:style-name="P751"/>
      <text:p text:style-name="P752"><text:span text:style-name="T753">生治會核章</text:span><text:span text:style-name="T754">（大小章）</text:span><text:span text:style-name="T755">：</text:span></text:p>
      <text:p text:style-name="P756"/>
      <text:p text:style-name="P757"/>
      <text:p text:style-name="P758">宿舍輔導員核章：</text:p>
      <text:p text:style-name="P759"/>
      <text:p text:style-name="P760">證件影本黏貼處</text:p>
      <text:p text:style-name="P761">序號：＿＿姓名：＿＿＿＿＿學號：＿＿＿＿＿手機：＿＿＿＿＿＿</text:p>
      <table:table table:style-name="Table762">
        <table:table-columns>
          <table:table-column table:style-name="TableColumn763"/>
          <table:table-column table:style-name="TableColumn764"/>
        </table:table-columns>
        <table:table-row table:style-name="TableRow765">
          <table:table-cell table:style-name="TableCell766">
            <text:p text:style-name="P767"/>
            <text:p text:style-name="P768">國民身分證影本</text:p>
            <text:p text:style-name="P769">（或居留證影本）</text:p>
            <text:p text:style-name="P770">正面</text:p>
            <text:p text:style-name="P771"/>
          </table:table-cell>
          <table:table-cell table:style-name="TableCell772">
            <text:p text:style-name="P773"/>
            <text:p text:style-name="P774">國民身分證影本</text:p>
            <text:p text:style-name="P775">（或居留證影本）</text:p>
            <text:p text:style-name="P776">反面</text:p>
            <text:p text:style-name="P777"/>
          </table:table-cell>
        </table:table-row>
        <table:table-row table:style-name="TableRow778">
          <table:table-cell table:style-name="TableCell779" table:number-columns-spanned="2">
            <text:p text:style-name="P780"/>
            <text:p text:style-name="P781"/>
            <text:p text:style-name="P782"/>
            <text:p text:style-name="P783"/>
            <text:p text:style-name="P784">存簿封面影本</text:p>
            <text:p text:style-name="P785"/>
            <text:p text:style-name="P786"/>
            <text:p text:style-name="P787"/>
            <text:p text:style-name="P788"/>
          </table:table-cell>
          <table:covered-table-cell/>
        </table:table-row>
      </table:table>
      <text:p text:style-name="P789"/>
      <text:p text:style-name="P7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size-complex="12pt" fo:hyphenate="false"/>
    </style:style>
    <style:style style:name="預設段落字型" style:display-name="預設段落字型" style:family="text"/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註解方塊文字" style:display-name="註解方塊文字" style:family="paragraph" style:parent-style-name="內文">
      <style:text-properties style:font-name="Calibri Light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標楷體" style:font-name-asian="標楷體"/>
    </style:style>
    <style:style style:name="WW_CharLFO5LVL1" style:family="text">
      <style:text-properties style:font-name="標楷體" style:font-name-asian="標楷體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新細明體" style:font-name-asian="新細明體" style:font-name-complex="Times New Roman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Wingdings"/>
    </style:style>
    <style:style style:name="WW_CharLFO8LVL5" style:family="text">
      <style:text-properties style:font-name="Wingdings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Wingdings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標楷體" style:font-name-asian="標楷體" style:font-name-complex="Times New Roman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Wingdings"/>
    </style:style>
    <style:style style:name="WW_CharLFO9LVL5" style:family="text">
      <style:text-properties style:font-name="Wingdings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Wingdings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prefix="(" style:num-suffix=")" style:num-format="一, 十, 一百(繁), ...">
        <style:list-level-properties text:space-before="0.1972in" text:min-label-width="0.3333in" text:list-level-position-and-space-mode="label-alignment">
          <style:list-level-label-alignment text:label-followed-by="listtab" fo:margin-left="0.530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4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7" style:num-suffix="." style:num-format="1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333in" text:min-label-width="0.3333in" text:list-level-position-and-space-mode="label-alignment">
          <style:list-level-label-alignment text:label-followed-by="listtab" fo:margin-left="3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666in" text:min-label-width="0.3333in" text:list-level-position-and-space-mode="label-alignment">
          <style:list-level-label-alignment text:label-followed-by="listtab" fo:margin-left="4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一, 十, 一百(繁)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prefix="（" style:num-suffix="）" style:num-format="一, 十, 一百(繁), ...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bullet text:level="1" text:style-name="WW_CharLFO7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※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新細明體"/>
      </text:list-level-style-bullet>
      <text:list-level-style-bullet text:level="2" text:style-name="WW_CharLFO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※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標楷體"/>
      </text:list-level-style-bullet>
      <text:list-level-style-bullet text:level="2" text:style-name="WW_CharLFO9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4722in" fo:margin-bottom="0.5909in" fo:margin-right="0.4722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TU-ADMDORM</meta:initial-creator>
    <dc:creator>NTU</dc:creator>
    <meta:creation-date>2024-04-12T01:37:00Z</meta:creation-date>
    <dc:date>2024-04-12T01:37:00Z</dc:date>
    <meta:print-date>2022-04-08T05:56:00Z</meta:print-date>
    <meta:template xlink:href="Normal.dotm" xlink:type="simple"/>
    <meta:editing-cycles>2</meta:editing-cycles>
    <meta:editing-duration>PT0S</meta:editing-duration>
    <meta:document-statistic meta:page-count="3" meta:paragraph-count="4" meta:word-count="332" meta:character-count="2221" meta:row-count="15" meta:non-whitespace-character-count="1893"/>
  </office:meta>
</office:document-meta>
</file>